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0"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11eda7b" officeooo:paragraph-rsid="01281df0"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bold" officeooo:rsid="012921bd" officeooo:paragraph-rsid="012921bd" style:font-size-asian="14pt" style:font-style-asian="italic" style:font-weight-asian="bold" style:font-size-complex="16pt" style:font-style-complex="italic" style:font-weight-complex="bold"/>
    </style:style>
    <style:style style:name="P62" style:family="paragraph" style:parent-style-name="Standard" style:list-style-name="L2">
      <style:paragraph-properties fo:text-align="center" style:justify-single-word="false"/>
      <style:text-properties fo:font-size="16pt" fo:font-style="italic" fo:font-weight="bold" officeooo:rsid="013b89a9" officeooo:paragraph-rsid="013b89a9" style:font-size-asian="14pt" style:font-style-asian="italic" style:font-weight-asian="bold" style:font-size-complex="16pt" style:font-style-complex="italic" style:font-weight-complex="bold"/>
    </style:style>
    <style:style style:name="P63" style:family="paragraph" style:parent-style-name="Standard" style:list-style-name="L2">
      <style:paragraph-properties fo:text-align="center" style:justify-single-word="false"/>
      <style:text-properties fo:font-size="16pt" fo:font-style="italic" fo:font-weight="bold" officeooo:rsid="013d8745" officeooo:paragraph-rsid="013d8745" style:font-size-asian="14pt" style:font-style-asian="italic" style:font-weight-asian="bold" style:font-size-complex="16pt" style:font-style-complex="italic" style:font-weight-complex="bold"/>
    </style:style>
    <style:style style:name="P64" style:family="paragraph" style:parent-style-name="Standard" style:list-style-name="L2">
      <style:paragraph-properties fo:text-align="center" style:justify-single-word="false"/>
      <style:text-properties fo:font-size="16pt" fo:font-style="italic" fo:font-weight="bold" officeooo:rsid="01450ecf" officeooo:paragraph-rsid="01450ecf" style:font-size-asian="14pt" style:font-style-asian="italic" style:font-weight-asian="bold" style:font-size-complex="16pt" style:font-style-complex="italic" style:font-weight-complex="bold"/>
    </style:style>
    <style:style style:name="P65"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66"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67"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41"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42"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43"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44"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45"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46"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47"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48"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49"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50"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51"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52"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53" style:family="paragraph" style:parent-style-name="Standard" style:list-style-name="L2">
      <style:paragraph-properties fo:text-align="center" style:justify-single-word="false"/>
      <style:text-properties fo:font-size="20pt" fo:font-style="italic" fo:font-weight="bold" officeooo:rsid="0124376a" officeooo:paragraph-rsid="0124376a" style:font-size-asian="20pt" style:font-style-asian="italic" style:font-weight-asian="bold" style:font-size-complex="20pt" style:font-style-complex="italic" style:font-weight-complex="bold"/>
    </style:style>
    <style:style style:name="P154" style:family="paragraph" style:parent-style-name="Standard" style:list-style-name="L2">
      <style:paragraph-properties fo:text-align="center" style:justify-single-word="false"/>
      <style:text-properties fo:font-size="20pt" fo:font-style="italic" fo:font-weight="bold" officeooo:rsid="012ce712" officeooo:paragraph-rsid="012ce712" style:font-size-asian="20pt" style:font-style-asian="italic" style:font-weight-asian="bold" style:font-size-complex="20pt" style:font-style-complex="italic" style:font-weight-complex="bold"/>
    </style:style>
    <style:style style:name="P155"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56"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57"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58"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60"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61"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62"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63"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64"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99"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203"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204"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205"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06" style:family="paragraph" style:parent-style-name="Standard" style:list-style-name="L2">
      <style:paragraph-properties fo:text-align="center" style:justify-single-word="false"/>
      <style:text-properties fo:font-size="14pt" fo:font-style="normal" fo:font-weight="normal" officeooo:rsid="01281df0" officeooo:paragraph-rsid="01281df0" style:font-size-asian="12.25pt" style:font-style-asian="normal" style:font-weight-asian="normal" style:font-size-complex="14pt" style:font-style-complex="normal" style:font-weight-complex="normal"/>
    </style:style>
    <style:style style:name="P207" style:family="paragraph" style:parent-style-name="Standard" style:list-style-name="L2">
      <style:paragraph-properties fo:text-align="center" style:justify-single-word="false"/>
      <style:text-properties fo:font-size="14pt" fo:font-style="normal" fo:font-weight="normal" officeooo:rsid="0128b970" officeooo:paragraph-rsid="0128b970" style:font-size-asian="12.25pt" style:font-style-asian="normal" style:font-weight-asian="normal" style:font-size-complex="14pt" style:font-style-complex="normal" style:font-weight-complex="normal"/>
    </style:style>
    <style:style style:name="P208" style:family="paragraph" style:parent-style-name="Standard" style:list-style-name="L2">
      <style:paragraph-properties fo:text-align="center" style:justify-single-word="false"/>
      <style:text-properties fo:font-size="14pt" fo:font-style="normal" fo:font-weight="normal" officeooo:rsid="012b0e6e" officeooo:paragraph-rsid="012b0e6e" style:font-size-asian="12.25pt" style:font-style-asian="normal" style:font-weight-asian="normal" style:font-size-complex="14pt" style:font-style-complex="normal" style:font-weight-complex="normal"/>
    </style:style>
    <style:style style:name="P209" style:family="paragraph" style:parent-style-name="Standard" style:list-style-name="L2">
      <style:paragraph-properties fo:text-align="center" style:justify-single-word="false"/>
      <style:text-properties fo:font-size="14pt" fo:font-style="normal" fo:font-weight="normal" officeooo:rsid="012e233c" officeooo:paragraph-rsid="012e233c" style:font-size-asian="12.25pt" style:font-style-asian="normal" style:font-weight-asian="normal" style:font-size-complex="14pt" style:font-style-complex="normal" style:font-weight-complex="normal"/>
    </style:style>
    <style:style style:name="P210" style:family="paragraph" style:parent-style-name="Standard" style:list-style-name="L2">
      <style:paragraph-properties fo:text-align="center" style:justify-single-word="false"/>
      <style:text-properties fo:font-size="14pt" fo:font-style="normal" fo:font-weight="normal" officeooo:rsid="012fe24e" officeooo:paragraph-rsid="012fe24e" style:font-size-asian="12.25pt" style:font-style-asian="normal" style:font-weight-asian="normal" style:font-size-complex="14pt" style:font-style-complex="normal" style:font-weight-complex="normal"/>
    </style:style>
    <style:style style:name="P211" style:family="paragraph" style:parent-style-name="Standard" style:list-style-name="L2">
      <style:paragraph-properties fo:text-align="center" style:justify-single-word="false"/>
      <style:text-properties fo:font-size="14pt" fo:font-style="normal" fo:font-weight="normal" officeooo:rsid="013057d2" officeooo:paragraph-rsid="012ce712" style:font-size-asian="12.25pt" style:font-style-asian="normal" style:font-weight-asian="normal" style:font-size-complex="14pt" style:font-style-complex="normal" style:font-weight-complex="normal"/>
    </style:style>
    <style:style style:name="P212" style:family="paragraph" style:parent-style-name="Standard" style:list-style-name="L2">
      <style:paragraph-properties fo:text-align="center" style:justify-single-word="false"/>
      <style:text-properties fo:font-size="14pt" fo:font-style="normal" fo:font-weight="normal" officeooo:rsid="013057d2" officeooo:paragraph-rsid="013057d2" style:font-size-asian="12.25pt" style:font-style-asian="normal" style:font-weight-asian="normal" style:font-size-complex="14pt" style:font-style-complex="normal" style:font-weight-complex="normal"/>
    </style:style>
    <style:style style:name="P213" style:family="paragraph" style:parent-style-name="Standard" style:list-style-name="L2">
      <style:paragraph-properties fo:text-align="center" style:justify-single-word="false"/>
      <style:text-properties fo:font-size="14pt" fo:font-style="normal" fo:font-weight="normal" officeooo:rsid="01357cc4" officeooo:paragraph-rsid="01357cc4" style:font-size-asian="12.25pt" style:font-style-asian="normal" style:font-weight-asian="normal" style:font-size-complex="14pt" style:font-style-complex="normal" style:font-weight-complex="normal"/>
    </style:style>
    <style:style style:name="P214" style:family="paragraph" style:parent-style-name="Standard" style:list-style-name="L2">
      <style:paragraph-properties fo:text-align="center" style:justify-single-word="false"/>
      <style:text-properties fo:font-size="14pt" fo:font-style="normal" fo:font-weight="normal" officeooo:rsid="012921bd" officeooo:paragraph-rsid="012ce712" style:font-size-asian="12.25pt" style:font-style-asian="normal" style:font-weight-asian="normal" style:font-size-complex="14pt" style:font-style-complex="normal" style:font-weight-complex="normal"/>
    </style:style>
    <style:style style:name="P215" style:family="paragraph" style:parent-style-name="Standard" style:list-style-name="L2">
      <style:paragraph-properties fo:text-align="center" style:justify-single-word="false"/>
      <style:text-properties fo:font-size="14pt" fo:font-style="normal" fo:font-weight="normal" officeooo:rsid="01393fa1" officeooo:paragraph-rsid="01393fa1" style:font-size-asian="12.25pt" style:font-style-asian="normal" style:font-weight-asian="normal" style:font-size-complex="14pt" style:font-style-complex="normal" style:font-weight-complex="normal"/>
    </style:style>
    <style:style style:name="P216" style:family="paragraph" style:parent-style-name="Standard" style:list-style-name="L2">
      <style:paragraph-properties fo:text-align="center" style:justify-single-word="false"/>
      <style:text-properties fo:font-size="14pt" fo:font-style="normal" fo:font-weight="normal" officeooo:rsid="013a9a07" officeooo:paragraph-rsid="013a9a07" style:font-size-asian="12.25pt" style:font-style-asian="normal" style:font-weight-asian="normal" style:font-size-complex="14pt" style:font-style-complex="normal" style:font-weight-complex="normal"/>
    </style:style>
    <style:style style:name="P217" style:family="paragraph" style:parent-style-name="Standard" style:list-style-name="L2">
      <style:paragraph-properties fo:text-align="center" style:justify-single-word="false"/>
      <style:text-properties fo:font-size="14pt" fo:font-style="normal" fo:font-weight="normal" officeooo:rsid="013b89a9" officeooo:paragraph-rsid="013b89a9" style:font-size-asian="12.25pt" style:font-style-asian="normal" style:font-weight-asian="normal" style:font-size-complex="14pt" style:font-style-complex="normal" style:font-weight-complex="normal"/>
    </style:style>
    <style:style style:name="P218" style:family="paragraph" style:parent-style-name="Standard" style:list-style-name="L2">
      <style:paragraph-properties fo:text-align="center" style:justify-single-word="false"/>
      <style:text-properties fo:font-size="14pt" fo:font-style="normal" fo:font-weight="normal" officeooo:rsid="013d2e05" officeooo:paragraph-rsid="013d2e05" style:font-size-asian="12.25pt" style:font-style-asian="normal" style:font-weight-asian="normal" style:font-size-complex="14pt" style:font-style-complex="normal" style:font-weight-complex="normal"/>
    </style:style>
    <style:style style:name="P219" style:family="paragraph" style:parent-style-name="Standard" style:list-style-name="L2">
      <style:paragraph-properties fo:text-align="center" style:justify-single-word="false"/>
      <style:text-properties fo:font-size="14pt" fo:font-style="normal" fo:font-weight="normal" officeooo:rsid="013d8745" officeooo:paragraph-rsid="0140426b" style:font-size-asian="12.25pt" style:font-style-asian="normal" style:font-weight-asian="normal" style:font-size-complex="14pt" style:font-style-complex="normal" style:font-weight-complex="normal"/>
    </style:style>
    <style:style style:name="P220" style:family="paragraph" style:parent-style-name="Standard" style:list-style-name="L2">
      <style:paragraph-properties fo:text-align="center" style:justify-single-word="false"/>
      <style:text-properties fo:font-size="14pt" fo:font-style="normal" fo:font-weight="normal" officeooo:rsid="0140426b" officeooo:paragraph-rsid="0140426b" style:font-size-asian="12.25pt" style:font-style-asian="normal" style:font-weight-asian="normal" style:font-size-complex="14pt" style:font-style-complex="normal" style:font-weight-complex="normal"/>
    </style:style>
    <style:style style:name="P221" style:family="paragraph" style:parent-style-name="Standard" style:list-style-name="L2">
      <style:paragraph-properties fo:text-align="center" style:justify-single-word="false"/>
      <style:text-properties fo:font-size="14pt" fo:font-style="normal" fo:font-weight="normal" officeooo:rsid="01410d5a" officeooo:paragraph-rsid="01410d5a" style:font-size-asian="12.25pt" style:font-style-asian="normal" style:font-weight-asian="normal" style:font-size-complex="14pt" style:font-style-complex="normal" style:font-weight-complex="normal"/>
    </style:style>
    <style:style style:name="P222" style:family="paragraph" style:parent-style-name="Standard" style:list-style-name="L2">
      <style:paragraph-properties fo:text-align="center" style:justify-single-word="false"/>
      <style:text-properties fo:font-size="14pt" fo:font-style="normal" fo:font-weight="normal" officeooo:rsid="014383d7" officeooo:paragraph-rsid="014383d7" style:font-size-asian="12.25pt" style:font-style-asian="normal" style:font-weight-asian="normal" style:font-size-complex="14pt" style:font-style-complex="normal" style:font-weight-complex="normal"/>
    </style:style>
    <style:style style:name="P223" style:family="paragraph" style:parent-style-name="Standard" style:list-style-name="L2">
      <style:paragraph-properties fo:text-align="center" style:justify-single-word="false"/>
      <style:text-properties fo:font-size="14pt" fo:font-style="normal" fo:font-weight="normal" officeooo:rsid="0143f4a1" officeooo:paragraph-rsid="0143f4a1" style:font-size-asian="12.25pt" style:font-style-asian="normal" style:font-weight-asian="normal" style:font-size-complex="14pt" style:font-style-complex="normal" style:font-weight-complex="normal"/>
    </style:style>
    <style:style style:name="P224" style:family="paragraph" style:parent-style-name="Standard" style:list-style-name="L2">
      <style:paragraph-properties fo:text-align="center" style:justify-single-word="false"/>
      <style:text-properties fo:font-size="14pt" fo:font-style="normal" fo:font-weight="normal" officeooo:rsid="01450ecf" officeooo:paragraph-rsid="01450ecf" style:font-size-asian="12.25pt" style:font-style-asian="normal" style:font-weight-asian="normal" style:font-size-complex="14pt" style:font-style-complex="normal" style:font-weight-complex="normal"/>
    </style:style>
    <style:style style:name="P225"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26"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27"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28"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29"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30"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31"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32" style:family="paragraph" style:parent-style-name="Standard" style:list-style-name="L2">
      <style:paragraph-properties fo:text-align="center" style:justify-single-word="false"/>
      <style:text-properties officeooo:paragraph-rsid="0040e881"/>
    </style:style>
    <style:style style:name="P233" style:family="paragraph" style:parent-style-name="Standard" style:list-style-name="L2">
      <style:paragraph-properties fo:text-align="center" style:justify-single-word="false"/>
      <style:text-properties officeooo:paragraph-rsid="004b3e44"/>
    </style:style>
    <style:style style:name="P234" style:family="paragraph" style:parent-style-name="Standard" style:list-style-name="L2">
      <style:paragraph-properties fo:text-align="center" style:justify-single-word="false"/>
      <style:text-properties officeooo:paragraph-rsid="0069de13"/>
    </style:style>
    <style:style style:name="P235" style:family="paragraph" style:parent-style-name="Standard" style:list-style-name="L2">
      <style:paragraph-properties fo:text-align="center" style:justify-single-word="false"/>
      <style:text-properties officeooo:paragraph-rsid="006b2f08"/>
    </style:style>
    <style:style style:name="P236" style:family="paragraph" style:parent-style-name="Standard" style:list-style-name="L2">
      <style:paragraph-properties fo:text-align="center" style:justify-single-word="false"/>
      <style:text-properties officeooo:paragraph-rsid="00776bae"/>
    </style:style>
    <style:style style:name="P237" style:family="paragraph" style:parent-style-name="Standard" style:list-style-name="L2">
      <style:paragraph-properties fo:text-align="center" style:justify-single-word="false"/>
      <style:text-properties officeooo:paragraph-rsid="007e4358"/>
    </style:style>
    <style:style style:name="P238" style:family="paragraph" style:parent-style-name="Standard" style:list-style-name="L2">
      <style:paragraph-properties fo:text-align="center" style:justify-single-word="false"/>
      <style:text-properties officeooo:paragraph-rsid="007f69a9"/>
    </style:style>
    <style:style style:name="P239" style:family="paragraph" style:parent-style-name="Standard" style:list-style-name="L2">
      <style:paragraph-properties fo:text-align="center" style:justify-single-word="false"/>
      <style:text-properties officeooo:paragraph-rsid="0093fa35"/>
    </style:style>
    <style:style style:name="P240" style:family="paragraph" style:parent-style-name="Standard" style:list-style-name="L2">
      <style:paragraph-properties fo:text-align="center" style:justify-single-word="false"/>
      <style:text-properties officeooo:paragraph-rsid="0097c86e"/>
    </style:style>
    <style:style style:name="P241" style:family="paragraph" style:parent-style-name="Standard" style:list-style-name="L2">
      <style:paragraph-properties fo:text-align="center" style:justify-single-word="false"/>
      <style:text-properties officeooo:paragraph-rsid="00a73f40"/>
    </style:style>
    <style:style style:name="P242" style:family="paragraph" style:parent-style-name="Standard" style:list-style-name="L2">
      <style:paragraph-properties fo:text-align="center" style:justify-single-word="false"/>
      <style:text-properties officeooo:paragraph-rsid="00aad7e4"/>
    </style:style>
    <style:style style:name="P243" style:family="paragraph" style:parent-style-name="Standard" style:list-style-name="L2">
      <style:paragraph-properties fo:text-align="center" style:justify-single-word="false"/>
      <style:text-properties officeooo:paragraph-rsid="00db0a33"/>
    </style:style>
    <style:style style:name="P244" style:family="paragraph" style:parent-style-name="Standard" style:list-style-name="L2">
      <style:paragraph-properties fo:text-align="center" style:justify-single-word="false"/>
      <style:text-properties officeooo:paragraph-rsid="00b0c2a1"/>
    </style:style>
    <style:style style:name="P245" style:family="paragraph" style:parent-style-name="Standard" style:list-style-name="L2">
      <style:paragraph-properties fo:text-align="center" style:justify-single-word="false"/>
      <style:text-properties officeooo:paragraph-rsid="0109ccea"/>
    </style:style>
    <style:style style:name="P246" style:family="paragraph" style:parent-style-name="Standard" style:list-style-name="L2">
      <style:paragraph-properties fo:text-align="center" style:justify-single-word="false"/>
      <style:text-properties officeooo:paragraph-rsid="011a725c"/>
    </style:style>
    <style:style style:name="P247" style:family="paragraph" style:parent-style-name="Standard" style:list-style-name="L2">
      <style:paragraph-properties fo:text-align="center" style:justify-single-word="false"/>
      <style:text-properties officeooo:paragraph-rsid="011ab498"/>
    </style:style>
    <style:style style:name="P248" style:family="paragraph" style:parent-style-name="Standard" style:list-style-name="L2">
      <style:paragraph-properties fo:text-align="center" style:justify-single-word="false"/>
      <style:text-properties officeooo:paragraph-rsid="011eda7b"/>
    </style:style>
    <style:style style:name="P249" style:family="paragraph" style:parent-style-name="Standard" style:list-style-name="L2">
      <style:paragraph-properties fo:text-align="center" style:justify-single-word="false"/>
      <style:text-properties officeooo:paragraph-rsid="01393fa1"/>
    </style:style>
    <style:style style:name="P250" style:family="paragraph" style:parent-style-name="Standard" style:list-style-name="L2">
      <style:paragraph-properties fo:text-align="center" style:justify-single-word="false"/>
      <style:text-properties officeooo:paragraph-rsid="0145135e"/>
    </style:style>
    <style:style style:name="P25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5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5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5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55"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56"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57" style:family="paragraph" style:parent-style-name="Standard" style:list-style-name="L2">
      <style:paragraph-properties fo:text-align="center" style:justify-single-word="false"/>
      <style:text-properties officeooo:rsid="006b2f08" officeooo:paragraph-rsid="006b2f08"/>
    </style:style>
    <style:style style:name="P258" style:family="paragraph" style:parent-style-name="Standard" style:list-style-name="L2">
      <style:paragraph-properties fo:text-align="center" style:justify-single-word="false"/>
      <style:text-properties officeooo:rsid="00ba476a" officeooo:paragraph-rsid="00ba476a"/>
    </style:style>
    <style:style style:name="P259" style:family="paragraph" style:parent-style-name="Standard" style:list-style-name="L2">
      <style:paragraph-properties fo:text-align="center" style:justify-single-word="false"/>
      <style:text-properties officeooo:rsid="00bf565b" officeooo:paragraph-rsid="00bf565b"/>
    </style:style>
    <style:style style:name="P260" style:family="paragraph" style:parent-style-name="Standard" style:list-style-name="L2">
      <style:paragraph-properties fo:text-align="center" style:justify-single-word="false"/>
      <style:text-properties officeooo:rsid="00c1c5aa" officeooo:paragraph-rsid="00c1c5aa"/>
    </style:style>
    <style:style style:name="P261"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62"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63"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64"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65" style:family="paragraph" style:parent-style-name="Standard" style:list-style-name="L2">
      <style:paragraph-properties fo:text-align="center" style:justify-single-word="false"/>
      <style:text-properties officeooo:rsid="0146642c" officeooo:paragraph-rsid="0146642c"/>
    </style:style>
    <style:style style:name="P266"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67"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fo:font-weight="bold" officeooo:rsid="011eda7b" style:font-size-asian="14pt" style:font-style-asian="italic" style:font-weight-asian="bold" style:font-size-complex="16pt" style:font-style-complex="italic" style:font-weight-complex="bold"/>
    </style:style>
    <style:style style:name="T26" style:family="text">
      <style:text-properties fo:font-size="16pt" fo:font-style="italic" fo:font-weight="bold" officeooo:rsid="01393fa1" style:font-size-asian="14pt" style:font-style-asian="italic" style:font-weight-asian="bold" style:font-size-complex="16pt" style:font-style-complex="italic" style:font-weight-complex="bold"/>
    </style:style>
    <style:style style:name="T27" style:family="text">
      <style:text-properties fo:font-size="16pt" fo:font-style="italic" officeooo:rsid="00606198" style:font-size-asian="14pt" style:font-style-asian="italic" style:font-weight-asian="bold" style:font-size-complex="16pt" style:font-style-complex="italic" style:font-weight-complex="bold"/>
    </style:style>
    <style:style style:name="T28" style:family="text">
      <style:text-properties officeooo:rsid="00426982"/>
    </style:style>
    <style:style style:name="T29" style:family="text">
      <style:text-properties officeooo:rsid="0043036b"/>
    </style:style>
    <style:style style:name="T30" style:family="text">
      <style:text-properties officeooo:rsid="00443ef8"/>
    </style:style>
    <style:style style:name="T31" style:family="text">
      <style:text-properties fo:font-variant="normal" fo:text-transform="none" fo:color="#29303b" style:font-name="sf pro text" fo:font-size="11.25pt" fo:letter-spacing="normal" fo:font-style="normal"/>
    </style:style>
    <style:style style:name="T32" style:family="text">
      <style:text-properties fo:font-variant="normal" fo:text-transform="none" fo:color="#29303b" style:font-name="sf pro text" fo:font-size="11.25pt" fo:letter-spacing="normal" fo:font-style="normal" fo:font-weight="bold" loext:padding="0in" loext:border="none"/>
    </style:style>
    <style:style style:name="T33" style:family="text">
      <style:text-properties fo:font-variant="normal" fo:text-transform="none" fo:color="#29303b" style:font-name="sf pro text" fo:font-size="11.25pt" fo:letter-spacing="normal" fo:font-style="normal" loext:padding="0in" loext:border="none"/>
    </style:style>
    <style:style style:name="T34" style:family="text">
      <style:text-properties fo:font-variant="normal" fo:text-transform="none" fo:color="#686f7a" style:font-name="sf pro text" fo:font-size="11.25pt" fo:letter-spacing="normal" fo:font-style="normal" fo:font-weight="normal"/>
    </style:style>
    <style:style style:name="T35"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6" style:family="text">
      <style:text-properties officeooo:rsid="004b3e44"/>
    </style:style>
    <style:style style:name="T37"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6"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7"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48" style:family="text">
      <style:text-properties fo:font-size="20pt" fo:font-style="italic" fo:font-weight="bold" officeooo:rsid="01393fa1" style:font-size-asian="20pt" style:font-style-asian="italic" style:font-weight-asian="bold" style:font-size-complex="20pt" style:font-style-complex="italic" style:font-weight-complex="bold"/>
    </style:style>
    <style:style style:name="T49" style:family="text">
      <style:text-properties fo:font-size="20pt" style:font-size-asian="20pt" style:font-size-complex="20pt"/>
    </style:style>
    <style:style style:name="T50" style:family="text">
      <style:text-properties fo:font-size="20pt" officeooo:rsid="0124376a" style:font-size-asian="20pt" style:font-size-complex="20pt"/>
    </style:style>
    <style:style style:name="T51" style:family="text">
      <style:text-properties fo:font-size="20pt" officeooo:rsid="01281df0" style:font-size-asian="20pt" style:font-size-complex="20pt"/>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4b3e44" style:font-style-asian="italic" style:font-weight-asian="bold" style:font-style-complex="italic" style:font-weight-complex="bold"/>
    </style:style>
    <style:style style:name="T54" style:family="text">
      <style:text-properties officeooo:rsid="005b9858"/>
    </style:style>
    <style:style style:name="T55" style:family="text">
      <style:text-properties officeooo:rsid="005d82a8"/>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4b3e44" style:font-weight-asian="bold" style:font-weight-complex="bold"/>
    </style:style>
    <style:style style:name="T59" style:family="text">
      <style:text-properties officeooo:rsid="006b2f08"/>
    </style:style>
    <style:style style:name="T60"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1"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62"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63"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64" style:family="text">
      <style:text-properties fo:font-size="14pt" fo:font-style="normal" fo:font-weight="normal" officeooo:rsid="0145135e" style:font-size-asian="12.25pt" style:font-style-asian="normal" style:font-weight-asian="normal" style:font-size-complex="14pt" style:font-style-complex="normal" style:font-weight-complex="normal"/>
    </style:style>
    <style:style style:name="T65" style:family="text">
      <style:text-properties fo:font-size="14pt" fo:font-style="normal" fo:font-weight="normal" officeooo:rsid="0146642c" style:font-size-asian="12.25pt" style:font-style-asian="normal" style:font-weight-asian="normal" style:font-size-complex="14pt" style:font-style-complex="normal" style:font-weight-complex="normal"/>
    </style:style>
    <style:style style:name="T66"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67"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8" style:family="text">
      <style:text-properties officeooo:rsid="007f69a9"/>
    </style:style>
    <style:style style:name="T69" style:family="text">
      <style:text-properties officeooo:rsid="0086aad1"/>
    </style:style>
    <style:style style:name="T70" style:family="text">
      <style:text-properties officeooo:rsid="00923f88"/>
    </style:style>
    <style:style style:name="T71" style:family="text">
      <style:text-properties officeooo:rsid="00a93614"/>
    </style:style>
    <style:style style:name="T72" style:family="text">
      <style:text-properties officeooo:rsid="00b68659"/>
    </style:style>
    <style:style style:name="T73" style:family="text">
      <style:text-properties officeooo:rsid="00b7ce3e"/>
    </style:style>
    <style:style style:name="T7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80" style:family="text">
      <style:text-properties officeooo:rsid="00d72d2d"/>
    </style:style>
    <style:style style:name="T81" style:family="text">
      <style:text-properties officeooo:rsid="00db0a33"/>
    </style:style>
    <style:style style:name="T82" style:family="text">
      <style:text-properties officeooo:rsid="00dcf34c"/>
    </style:style>
    <style:style style:name="T83" style:family="text">
      <style:text-properties officeooo:rsid="00e8f423"/>
    </style:style>
    <style:style style:name="T84" style:family="text">
      <style:text-properties officeooo:rsid="00e9f4cb"/>
    </style:style>
    <style:style style:name="T85" style:family="text">
      <style:text-properties officeooo:rsid="00edfefd"/>
    </style:style>
    <style:style style:name="T86" style:family="text">
      <style:text-properties officeooo:rsid="00f665ec"/>
    </style:style>
    <style:style style:name="T87" style:family="text">
      <style:text-properties officeooo:rsid="0100df89"/>
    </style:style>
    <style:style style:name="T88" style:family="text">
      <style:text-properties officeooo:rsid="01016ae1"/>
    </style:style>
    <style:style style:name="T89" style:family="text">
      <style:text-properties officeooo:rsid="01031e9c"/>
    </style:style>
    <style:style style:name="T90" style:family="text">
      <style:text-properties officeooo:rsid="01047117"/>
    </style:style>
    <style:style style:name="T91" style:family="text">
      <style:text-properties officeooo:rsid="01054d0c"/>
    </style:style>
    <style:style style:name="T92" style:family="text">
      <style:text-properties officeooo:rsid="010704b6"/>
    </style:style>
    <style:style style:name="T93" style:family="text">
      <style:text-properties officeooo:rsid="01084332"/>
    </style:style>
    <style:style style:name="T94" style:family="text">
      <style:text-properties officeooo:rsid="010b1500"/>
    </style:style>
    <style:style style:name="T95" style:family="text">
      <style:text-properties officeooo:rsid="010c5b79"/>
    </style:style>
    <style:style style:name="T96" style:family="text">
      <style:text-properties officeooo:rsid="010e3c83"/>
    </style:style>
    <style:style style:name="T97" style:family="text">
      <style:text-properties officeooo:rsid="010f4ee5"/>
    </style:style>
    <style:style style:name="T98" style:family="text">
      <style:text-properties officeooo:rsid="01168d68"/>
    </style:style>
    <style:style style:name="T99" style:family="text">
      <style:text-properties officeooo:rsid="0119323a"/>
    </style:style>
    <style:style style:name="T100" style:family="text">
      <style:text-properties officeooo:rsid="011ad159"/>
    </style:style>
    <style:style style:name="T101" style:family="text">
      <style:text-properties officeooo:rsid="011bc040"/>
    </style:style>
    <style:style style:name="T102" style:family="text">
      <style:text-properties officeooo:rsid="01302e34"/>
    </style:style>
    <style:style style:name="T103" style:family="text">
      <style:text-properties officeooo:rsid="01393fa1"/>
    </style:style>
    <style:style style:name="T104" style:family="text">
      <style:text-properties officeooo:rsid="013a9a07"/>
    </style:style>
    <style:style style:name="T105" style:family="text">
      <style:text-properties officeooo:rsid="0141c02d"/>
    </style:style>
    <style:style style:name="T106" style:family="text">
      <style:text-properties officeooo:rsid="014513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445343045" text:style-name="L1">
        <text:list-header>
          <text:p text:style-name="P9">Comptia A+ Study guide</text:p>
          <text:p text:style-name="P9"/>
        </text:list-header>
      </text:list>
      <text:p text:style-name="P2">Comptia A+ Cert. <text:span text:style-name="T1">1001</text:span></text:p>
      <text:p text:style-name="P3"/>
      <text:list xml:id="list3279640531"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67">You can buy PC repair tool kits.</text:p>
            </text:list-item>
            <text:list-item>
              <text:p text:style-name="P67">There are kits for mobile devices.</text:p>
            </text:list-item>
            <text:list-item>
              <text:p text:style-name="P67">Use a voltage tester or volt-ohm meter to test input voltage.</text:p>
            </text:list-item>
            <text:list-item>
              <text:p text:style-name="P67">Always carry multiple thumb drives.</text:p>
              <text:p text:style-name="P68"/>
            </text:list-item>
          </text:list>
        </text:list-item>
        <text:list-item>
          <text:p text:style-name="P16">Troubleshooting theory</text:p>
          <text:list>
            <text:list-item>
              <text:p text:style-name="P68">The system unit provides processing and storage.</text:p>
            </text:list-item>
            <text:list-item>
              <text:p text:style-name="P68">Common input devices include keyboards, mice, and scanners.</text:p>
            </text:list-item>
            <text:list-item>
              <text:p text:style-name="P68">Common output devices include monitors, printers, and speakers.</text:p>
              <text:list>
                <text:list-item>
                  <text:p text:style-name="P69">Step 1: Identify the problem</text:p>
                </text:list-item>
                <text:list-item>
                  <text:p text:style-name="P69">Step 2: Establish a theory to determine cause</text:p>
                </text:list-item>
                <text:list-item>
                  <text:p text:style-name="P69">Step 3: Test the theory to determine cause</text:p>
                </text:list-item>
                <text:list-item>
                  <text:p text:style-name="P69">Step 4: Establish a plan of action to resolve the problem and implement the solution</text:p>
                </text:list-item>
                <text:list-item>
                  <text:p text:style-name="P69">Step 5: Verify the full system functionality and, if applicable, implemnt preventative measures.</text:p>
                </text:list-item>
                <text:list-item>
                  <text:p text:style-name="P69">Step 6: document finding, actions, and outcome.</text:p>
                </text:list-item>
              </text:list>
              <text:p text:style-name="P68"/>
            </text:list-item>
          </text:list>
        </text:list-item>
        <text:list-item>
          <text:p text:style-name="P68"/>
          <text:list>
            <text:list-header>
              <text:p text:style-name="P68"/>
            </text:list-header>
          </text:list>
          <text:p text:style-name="P79"/>
          <text:p text:style-name="P11">Section <text:span text:style-name="T3">3</text:span> Notes</text:p>
          <text:p text:style-name="P22">Chapter 2: the visible computer</text:p>
        </text:list-item>
        <text:list-item>
          <text:p text:style-name="P70">The system unit contains the motherboard, CPU, RAM and hard drives; everything other device is a peripheral.</text:p>
        </text:list-item>
        <text:list-item>
          <text:p text:style-name="P71">Monitors and web cameras provide visual output.</text:p>
        </text:list-item>
        <text:list-item>
          <text:p text:style-name="P71">Keyboards, mice, and game controllers provide input.</text:p>
        </text:list-item>
        <text:list-item>
          <text:p text:style-name="P71">Printers create paper output.</text:p>
        </text:list-item>
        <text:list-item>
          <text:p text:style-name="P71">Speakers and headsets make audio output.</text:p>
          <text:p text:style-name="P144">External Connections</text:p>
        </text:list-item>
        <text:list-item>
          <text:p text:style-name="P72">Make sure you can recognize all the rear desktop connections, including USB, network, power, video, and audio.</text:p>
        </text:list-item>
        <text:list-item>
          <text:p text:style-name="P72">Be familiar with common front desktop connections.</text:p>
        </text:list-item>
        <text:list-item>
          <text:p text:style-name="P72">Make sure you can identify common connections on laptops.</text:p>
          <text:p text:style-name="P145"/>
          <text:p text:style-name="P145"><text:soft-page-break/>Inside The PC</text:p>
        </text:list-item>
        <text:list-item>
          <text:p text:style-name="P73">Recognize the position and shape of power supplies and video cards.</text:p>
        </text:list-item>
        <text:list-item>
          <text:p text:style-name="P73">Be familiar with the parts of the motherboard.</text:p>
        </text:list-item>
        <text:list-item>
          <text:p text:style-name="P73">Make sure you can recognize the function of core components : RAM sticks, CPU, M.2 SSDs, and hard drives.</text:p>
        </text:list-item>
        <text:list-item>
          <text:p text:style-name="P73">Understand the function of expansion slots.</text:p>
          <text:p text:style-name="P146">What is a Computer?</text:p>
        </text:list-item>
        <text:list-item>
          <text:p text:style-name="P74">A computer gets work or play done.</text:p>
        </text:list-item>
        <text:list-item>
          <text:p text:style-name="P74">A computer will have a CPU, RAM, mass storage, and an operating system.</text:p>
        </text:list-item>
        <text:list-item>
          <text:p text:style-name="P74">Laptops, mobile devices, and the internet of things (IoT) devices are all computers.</text:p>
          <text:p text:style-name="P12">Section <text:span text:style-name="T4">4</text:span> Notes</text:p>
          <text:p text:style-name="P151">Chapter <text:span text:style-name="T4">3</text:span>: <text:span text:style-name="T4">CPU’s</text:span></text:p>
          <text:p text:style-name="P155">What is a CPU?</text:p>
        </text:list-item>
        <text:list-item>
          <text:p text:style-name="P157">Central processing units run programs.</text:p>
        </text:list-item>
        <text:list-item>
          <text:p text:style-name="P157">Every CPU has internal features to process commands.</text:p>
        </text:list-item>
        <text:list-item>
          <text:p text:style-name="P157">Every CPU runs code based on a specific machine language.</text:p>
        </text:list-item>
        <text:list-item>
          <text:p text:style-name="P157">CPU’s use pipelines to optimize the processing commands.</text:p>
          <text:p text:style-name="P225">C<text:span text:style-name="T5">PUs cores and Speeds</text:span></text:p>
        </text:list-item>
        <text:list-item>
          <text:p text:style-name="P156">CPUs have a clock spe<text:span text:style-name="T6">e</text:span>d, commonly measured in GHz (billions of cycles/sec)</text:p>
        </text:list-item>
        <text:list-item>
          <text:p text:style-name="P156">CPUs come in primarily two makes Intel and AMD</text:p>
        </text:list-item>
        <text:list-item>
          <text:p text:style-name="P156">CPUs take a system speed and multiply it to reach the Max CPU speed.</text:p>
        </text:list-item>
        <text:list-item>
          <text:p text:style-name="P156">Single CPUs often have multiple cores.</text:p>
          <text:p text:style-name="P23">Caching</text:p>
        </text:list-item>
        <text:list-item>
          <text:p text:style-name="P159">CPU caching works between RAM and the CPU</text:p>
        </text:list-item>
        <text:list-item>
          <text:p text:style-name="P159">Cache is built into the CPU</text:p>
        </text:list-item>
        <text:list-item>
          <text:p text:style-name="P159">It’s common to have three caches in a CPU: L1, L2, and L3</text:p>
        </text:list-item>
      </text:list>
      <text:p text:style-name="P5">CPU Sockets</text:p>
      <text:list xml:id="list75501144" text:style-name="L3">
        <text:list-item>
          <text:p text:style-name="P158">CPU sockets are the mount where a CPU connects to the motherboard.</text:p>
        </text:list-item>
        <text:list-item>
          <text:p text:style-name="P158">CPUs micro-architectures </text:p>
        </text:list-item>
        <text:list-item>
          <text:p text:style-name="P158">Many different CPUs come from a single <text:span text:style-name="T7">micro-architecture.</text:span></text:p>
        </text:list-item>
        <text:list-item>
          <text:p text:style-name="P158">There are specific CPU socket packages covered on the A+.</text:p>
        </text:list-item>
      </text:list>
      <text:list xml:id="list4026312666" text:style-name="L4">
        <text:list-item>
          <text:p text:style-name="P160">LGA 1151 – Mainstream type socket. Lot of middle of the road CPU’s have this and some others as we go moving into the enthusiast side.</text:p>
        </text:list-item>
        <text:list-item>
          <text:p text:style-name="P161">LGA 2066 – Enthusiast world. Higher CPUs use this socket (I9’s etc)</text:p>
        </text:list-item>
        <text:list-item>
          <text:p text:style-name="P161">AM4 – Neck and neck with LGA 1151 in terms of mainstream and being slightly on the enthusiast side.</text:p>
        </text:list-item>
        <text:list-item>
          <text:p text:style-name="P162">TR4 – Used on enthusiast and high end work stations today.</text:p>
          <text:p text:style-name="P17">Installing a CPU</text:p>
        </text:list-item>
        <text:list-item>
          <text:p text:style-name="P163">Makre sure you have the right socket and speed CPU for your motherboard.</text:p>
        </text:list-item>
        <text:list-item>
          <text:p text:style-name="P163">Always use thermal paste between the CPU and the fan.</text:p>
        </text:list-item>
        <text:list-item>
          <text:p text:style-name="P163">Connect the fan to a power source.</text:p>
          <text:p text:style-name="P18"><text:soft-page-break/>L<text:span text:style-name="T8">iquid Cooling</text:span></text:p>
        </text:list-item>
        <text:list-item>
          <text:p text:style-name="P164">Third party fans are often more efficient than OEM fans.</text:p>
        </text:list-item>
        <text:list-item>
          <text:p text:style-name="P164">Liquid cooling uses a pump, a radiator and a cooling block with liquid to remove heat.</text:p>
        </text:list-item>
        <text:list-item>
          <text:p text:style-name="P164">Liquid cooling reduces fan noise.</text:p>
        </text:list-item>
      </text:list>
      <text:list xml:id="list15035919182461" text:continue-list="list3279640531" text:style-name="L2">
        <text:list-header>
          <text:p text:style-name="P11">Section <text:span text:style-name="T3">5</text:span> Notes</text:p>
          <text:p text:style-name="P152">Chapter <text:span text:style-name="T9">5</text:span>: <text:span text:style-name="T9">RAM</text:span></text:p>
          <text:p text:style-name="P24">R<text:span text:style-name="T10">am Technology</text:span></text:p>
        </text:list-header>
        <text:list-item>
          <text:p text:style-name="P165">Different motherboards support a specific RAM technology.</text:p>
        </text:list-item>
        <text:list-item>
          <text:p text:style-name="P165">The technologies on the comptia a+ are DDR, DDR2, DDR3 and DDR4.</text:p>
        </text:list-item>
        <text:list-item>
          <text:p text:style-name="P165">We measure RAM speeds using DDR or PC ratings.</text:p>
        </text:list-item>
        <text:list-item>
          <text:p text:style-name="P165">Multiply a DDR speed by eight to get the PC speed.</text:p>
          <text:p text:style-name="P25">Ram Capacity</text:p>
        </text:list-item>
        <text:list-item>
          <text:p text:style-name="P166">Every stick of RAM has a specific <text:span text:style-name="T11">capacity.</text:span></text:p>
        </text:list-item>
        <text:list-item>
          <text:p text:style-name="P166">RAM comes in single- and double-sided versions</text:p>
        </text:list-item>
        <text:list-item>
          <text:p text:style-name="P166">Motherboards offer multichannel memory</text:p>
        </text:list-item>
        <text:list-item>
          <text:p text:style-name="P166">RAM should be identical in the same channel.</text:p>
          <text:p text:style-name="P232"><text:span text:style-name="T13">Ram </text:span><text:span text:style-name="T14">Features</text:span></text:p>
        </text:list-item>
        <text:list-item>
          <text:p text:style-name="P167">SO-DiMM – For smaller form factors where long ram sticks wont fit.</text:p>
          <text:list>
            <text:list-item>
              <text:p text:style-name="P168">Just cause they are SO-DIMM everything else said about ram remains unchanged. Simply a smaller form of ram.</text:p>
            </text:list-item>
          </text:list>
        </text:list-item>
        <text:list-item>
          <text:p text:style-name="P169">SPD – Chip allows you to query <text:span text:style-name="T28">RAM</text:span></text:p>
          <text:list>
            <text:list-item>
              <text:p text:style-name="P170">CPU-Z has SPD settings that allow you to take advantage of this type of RAM.</text:p>
            </text:list-item>
          </text:list>
        </text:list-item>
        <text:list-item>
          <text:p text:style-name="P170">Parity and ECC RAM <text:span text:style-name="T29">c</text:span>ontain extra chips to check for RAM errors.</text:p>
        </text:list-item>
        <text:list-item>
          <text:p text:style-name="P170">ECC RAM is only for motherboards that support it.</text:p>
        </text:list-item>
        <text:list-item>
          <text:p text:style-name="P170">SO-DIMMS are for smaller spaces</text:p>
        </text:list-item>
        <text:list-item>
          <text:p text:style-name="P170">Almost all RAM has SPD chip that stores information about the RAM stick.</text:p>
        </text:list-item>
        <text:list-item>
          <text:p text:style-name="P170">Tools like CPU-Z read SPD informatio<text:span text:style-name="T30">n</text:span>.</text:p>
          <text:p text:style-name="P26"><text:span text:style-name="T12">I</text:span>nstalling RAM</text:p>
        </text:list-item>
        <text:list-item>
          <text:p text:style-name="P171">Use the motherboard book to make sure you’re installing the right RAM capacity and speed.</text:p>
        </text:list-item>
        <text:list-item>
          <text:p text:style-name="P171">Line up the notch and drop the RAM straight into the slot.</text:p>
        </text:list-item>
        <text:list-item>
          <text:p text:style-name="P171">Watch when the system boots to verify the system sees the installed RAM</text:p>
        </text:list-item>
        <text:list-item>
          <text:p text:style-name="P171">Make sure RAM is fully installed and channels are properly filled.</text:p>
          <text:p text:style-name="P27">RAM Quiz</text:p>
        </text:list-item>
        <text:list-item>
          <text:p text:style-name="P27"><text:span text:style-name="T31">DDR4 RAM modules have how many pins?</text:span> </text:p>
          <text:list>
            <text:list-item>
              <text:p text:style-name="P27"><text:span text:style-name="T34">DDR4 RAM modules have 288 pins.</text:span> </text:p>
              <text:p text:style-name="P27"/>
            </text:list-item>
          </text:list>
        </text:list-item>
        <text:list-item>
          <text:p text:style-name="P27"><text:soft-page-break/><text:span text:style-name="T31">Which type of RAM modules have 240 pins?</text:span> </text:p>
          <text:list>
            <text:list-item>
              <text:p text:style-name="P27"><text:span text:style-name="T34">DDR2 and DDR3 RAM modules have 240 pins</text:span> </text:p>
            </text:list-item>
          </text:list>
        </text:list-item>
        <text:list-item>
          <text:p text:style-name="P27"><text:span text:style-name="T31">Which technology makes simultaneous access to multiple RAM modules?</text:span> </text:p>
          <text:list>
            <text:list-item>
              <text:p text:style-name="P27"><text:span text:style-name="T34">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7"><text:span text:style-name="T31">Which RAM would typically be installed into a laptop computer?</text:span> </text:p>
        </text:list-item>
        <text:list-item>
          <text:p text:style-name="P27"><text:span text:style-name="T34">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7"><text:span text:style-name="T31">What types of RAM can function even if one of the memory chips fail?</text:span> </text:p>
          <text:list>
            <text:list-item>
              <text:p text:style-name="P27"><text:span text:style-name="T34">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7"><text:span text:style-name="T31">In what order should memory slots be populated?</text:span> </text:p>
          <text:list>
            <text:list-item>
              <text:p text:style-name="P27"><text:span text:style-name="T34">Memory slots should be populated according to the instructions in the motherboard manual</text:span> </text:p>
            </text:list-item>
          </text:list>
          <text:p text:style-name="P13">Section <text:span text:style-name="T36">6</text:span> Notes</text:p>
          <text:p text:style-name="P233"><text:span text:style-name="T37">Chapter </text:span><text:span text:style-name="T40">5</text:span><text:span text:style-name="T37">: </text:span><text:span text:style-name="T38">Firmware</text:span></text:p>
          <text:p text:style-name="P66"><text:span text:style-name="T53">W</text:span><text:span text:style-name="T52">hat is a BIOS?</text:span></text:p>
        </text:list-item>
        <text:list-item>
          <text:p text:style-name="P172">BIOS is programming. It is code burned to a chip.</text:p>
          <text:list>
            <text:list-item>
              <text:p text:style-name="P172">Not software (burnt to magnetic media)</text:p>
            </text:list-item>
          </text:list>
        </text:list-item>
        <text:list-item>
          <text:p text:style-name="P172">Power-On Self- Test (POST)</text:p>
        </text:list-item>
        <text:list-item>
          <text:p text:style-name="P172">System Setup (CMOS)</text:p>
        </text:list-item>
        <text:list-item>
          <text:p text:style-name="P173">BIOS programming enables interation with motherboard before OS loads.</text:p>
        </text:list-item>
        <text:list-item>
          <text:p text:style-name="P173">BIOS is stored in nonvolatile media, thus called firmware.</text:p>
        </text:list-item>
        <text:list-item>
          <text:p text:style-name="P173">POST routines are built intro firmware.</text:p>
        </text:list-item>
        <text:list-item>
          <text:p text:style-name="P173">The System Setup utility is also part of the firmware.</text:p>
          <text:p text:style-name="P29">POST</text:p>
        </text:list-item>
        <text:list-item>
          <text:p text:style-name="P174">CPU’s power good wire receives voltage, talks to the BIOS, and runs Power On Self Test (POST).</text:p>
          <text:list>
            <text:list-item>
              <text:p text:style-name="P174">POST is a call to all PC components to run internal diagnostics and report results back.</text:p>
            </text:list-item>
            <text:list-item>
              <text:p text:style-name="P174">When a POST finishes successfully you will hear one beep upon start up.</text:p>
            </text:list-item>
            <text:list-item>
              <text:p text:style-name="P175">Depending on what reports back as not running correctly there are several beep codes.</text:p>
            </text:list-item>
          </text:list>
        </text:list-item>
        <text:list-item>
          <text:p text:style-name="P175">POST runs at boot, requesting devices to self check.</text:p>
        </text:list-item>
        <text:list-item>
          <text:p text:style-name="P175"><text:soft-page-break/>POST errors manifest as specific beep codes or display (text) codes.</text:p>
        </text:list-item>
        <text:list-item>
          <text:p text:style-name="P175">POST cards enable testing of “dead” computers.</text:p>
          <text:p text:style-name="P30">System Setup</text:p>
        </text:list-item>
        <text:list-item>
          <text:p text:style-name="P176">Unified Extensible Firmware Interface (UEFI).</text:p>
          <text:list>
            <text:list-item>
              <text:p text:style-name="P177">UEFI replaces traditional 16-bit BIOS in modern systems.</text:p>
            </text:list-item>
          </text:list>
        </text:list-item>
        <text:list-item>
          <text:p text:style-name="P177">The System Setup enables custom information about changeable devices.</text:p>
        </text:list-item>
        <text:list-item>
          <text:p text:style-name="P177">System Setup enables changes to CPU frequencies, RAM timings, BIOS passwords, boot option, and more.</text:p>
          <text:p text:style-name="P31">Troubleshooting firmware</text:p>
        </text:list-item>
        <text:list-item>
          <text:p text:style-name="P178">Complementary metal-oxide-semiconductor (CMOS).</text:p>
          <text:list>
            <text:list-item>
              <text:p text:style-name="P179">Back then if changes were made to BIOS through System Settings it was saved in tiny CMOS chip (very small space, 64K etc).</text:p>
            </text:list-item>
          </text:list>
        </text:list-item>
        <text:list-item>
          <text:p text:style-name="P180">Single Flash ROM chips (Flash Memory)</text:p>
          <text:list>
            <text:list-item>
              <text:p text:style-name="P180">Today this is the type of BIOS that is commonly seen.</text:p>
            </text:list-item>
            <text:list-item>
              <text:p text:style-name="P180">Flash ROM can be flashed if BIOS is to be updated.</text:p>
            </text:list-item>
          </text:list>
        </text:list-item>
        <text:list-item>
          <text:p text:style-name="P181">Real-Time Clock (RTC)</text:p>
        </text:list-item>
        <text:list-item>
          <text:p text:style-name="P182">CMOS Battery</text:p>
          <text:list>
            <text:list-item>
              <text:p text:style-name="P182">Every motherboard has a built in battery.</text:p>
            </text:list-item>
            <text:list-item>
              <text:p text:style-name="P183">Say you have multiple computers synchronized to a certain time and they are completely disconnected from a power source CMOS battery continues to keep track of time.</text:p>
            </text:list-item>
            <text:list-item>
              <text:p text:style-name="P184">If you don’t have a great battery your time will slow down. <text:span text:style-name="T54">(Ex. Computer is 20 minutes behind from other computers, could be a sign of failing CMOS </text:span></text:p>
            </text:list-item>
            <text:list-item>
              <text:p text:style-name="P184"><text:span text:style-name="T54">battery</text:span><text:span text:style-name="T55">).</text:span></text:p>
            </text:list-item>
          </text:list>
        </text:list-item>
        <text:list-item>
          <text:p text:style-name="P185">Flashing the ROM updates the firmware on flash chip.</text:p>
          <text:list>
            <text:list-item>
              <text:p text:style-name="P186">Make sure you have good power. You cannot lose power during this step. Can ruin motherboard. (UPS is a good recommendation).</text:p>
            </text:list-item>
            <text:list-item>
              <text:p text:style-name="P187">BIOS flash image. Big reason for updating BIOS is for motherboard to handle new CPU’s.</text:p>
            </text:list-item>
            <text:list-item>
              <text:p text:style-name="P188">One way is to copy BIOS flash image to thumb drive and connect to PC and select file though system settings. New motherboards have an option to go through the internet directly.</text:p>
            </text:list-item>
            <text:list-item>
              <text:p text:style-name="P189">Make sure you have a good reason to want to upgrade BIOS. It is a risky procedure so make sure it is worth it.</text:p>
            </text:list-item>
          </text:list>
        </text:list-item>
        <text:list-item>
          <text:p text:style-name="P189">The real-time clock battery keep system time without external power.</text:p>
        </text:list-item>
        <text:list-item>
          <text:p text:style-name="P189">System Setup allows for changes; exit without saving is an option.</text:p>
        </text:list-item>
        <text:list-item>
          <text:p text:style-name="P189">Reset Sytem Setup for defaults.</text:p>
        </text:list-item>
        <text:list-item>
          <text:p text:style-name="P189">Flash the ROM chip to update firmware.</text:p>
          <text:p text:style-name="P32"/>
        </text:list-item>
      </text:list>
      <text:p text:style-name="P6"/>
      <text:p text:style-name="P6"/>
      <text:list xml:id="list15034259765027" text:continue-numbering="true" text:style-name="L2">
        <text:list-header>
          <text:p text:style-name="P32"><text:soft-page-break/>Firmware Quiz</text:p>
        </text:list-header>
        <text:list-item>
          <text:p text:style-name="P32"><text:span text:style-name="T31">BIOS programs that enable hardware to function are called what?</text:span> </text:p>
          <text:list>
            <text:list-item>
              <text:p text:style-name="P32"><text:span text:style-name="T34">Services are BIOS programs that make hardware functional. POST is a testing program in BIOS. CMOS is a type of memory chip. Device drivers make hardware function in an operating system.</text:span> </text:p>
            </text:list-item>
          </text:list>
        </text:list-item>
        <text:list-item>
          <text:p text:style-name="P33"><text:span text:style-name="T31">Which is found in BIOS?</text:span> </text:p>
          <text:list>
            <text:list-item>
              <text:p text:style-name="P33"><text:span text:style-name="T34">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3"><text:span text:style-name="T31">What is the primary purpose of POST?</text:span> </text:p>
          <text:list>
            <text:list-item>
              <text:p text:style-name="P33"><text:span text:style-name="T34">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3"><text:span text:style-name="T31">For which failures would you expect POST to issue beep codes?</text:span> </text:p>
          <text:list>
            <text:list-item>
              <text:p text:style-name="P33"><text:span text:style-name="T34">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3"><text:span text:style-name="T31">How would a technician start the system setup program?</text:span> </text:p>
          <text:list>
            <text:list-item>
              <text:p text:style-name="P33"><text:span text:style-name="T34">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3"><text:span text:style-name="T31">To prevent random people from booting the OS, a technician should do what?</text:span> </text:p>
          <text:list>
            <text:list-item>
              <text:p text:style-name="P33"><text:span text:style-name="T34">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3"><text:span text:style-name="T31">Which is more likely to cause a computer's reported time to fall behind?</text:span> </text:p>
          <text:list>
            <text:list-item>
              <text:p text:style-name="P251">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3"><text:span text:style-name="T31">Which battery provides power to the RTC and CMOS chip?</text:span> </text:p>
          <text:list>
            <text:list-item>
              <text:p text:style-name="P33"><text:span text:style-name="T34">CR2032 is the standard CMOS battery. The other choices are not normally used for CMOS in a computer.</text:span> </text:p>
            </text:list-item>
          </text:list>
        </text:list-item>
      </text:list>
      <text:p text:style-name="P4"/>
      <text:list xml:id="list15035765377017" text:continue-numbering="true" text:style-name="L2">
        <text:list-header>
          <text:p text:style-name="P11">Section <text:span text:style-name="T3">7</text:span> Notes</text:p>
          <text:p text:style-name="P234"><text:soft-page-break/><text:span text:style-name="T37">Chapter </text:span><text:span text:style-name="T42">6</text:span><text:span text:style-name="T37">: </text:span><text:span text:style-name="T39">Motherboards</text:span></text:p>
          <text:p text:style-name="P65"><text:span text:style-name="T58">F</text:span><text:span text:style-name="T57">orm Factors</text:span></text:p>
        </text:list-header>
        <text:list-item>
          <text:p text:style-name="P190">Motherboards and cases follow standardized form factors.</text:p>
        </text:list-item>
        <text:list-item>
          <text:p text:style-name="P190">Common form factors: ATX, microATX, Mini-ITX.</text:p>
        </text:list-item>
        <text:list-item>
          <text:p text:style-name="P190">Power supplies offer standardized connectors.<text:span text:style-name="T59">\</text:span></text:p>
          <text:p text:style-name="P38">Chipsets</text:p>
        </text:list-item>
        <text:list-item>
          <text:p text:style-name="P235"><text:span text:style-name="T62">C</text:span><text:span text:style-name="T61">hipsets combine functions from many single-function chips</text:span></text:p>
        </text:list-item>
        <text:list-item>
          <text:p text:style-name="P191">Early chipsets offered Northbridge and Southbridge</text:p>
        </text:list-item>
        <text:list-item>
          <text:p text:style-name="P191">Modern chipsets feature Southbridge(CPU handles Northbridge functions).</text:p>
        </text:list-item>
        <text:list-item>
          <text:p text:style-name="P257"><text:span text:style-name="T60">Chipsets define RAM </text:span><text:span text:style-name="T63">capacity</text:span><text:span text:style-name="T60">, USB </text:span><text:span text:style-name="T63">capabilities</text:span><text:span text:style-name="T60">, and much more.</text:span></text:p>
          <text:p text:style-name="P39">Touring the Motherboard</text:p>
        </text:list-item>
        <text:list-item>
          <text:p text:style-name="P192">The motherboard manual provides essential setup information.</text:p>
        </text:list-item>
        <text:list-item>
          <text:p text:style-name="P192">Motherboards come with cables, standard connectors, and more.</text:p>
        </text:list-item>
        <text:list-item>
          <text:p text:style-name="P192">PCIe is the most common expansion bus, it offers multiple lanes.</text:p>
        </text:list-item>
        <text:list-item>
          <text:p text:style-name="P28">Motherboard is riddled with voltage regulator modules and capacitors to adjust voltages.</text:p>
          <text:list>
            <text:list-item>
              <text:p text:style-name="P193">Power supplies provide 12V, 5V and 3.3V to the system. System then breaks down those 3 voltages into hundreds of different voltages.</text:p>
            </text:list-item>
            <text:list-item>
              <text:p text:style-name="P193">Capacitors would adjust 3.3V to 1.3V for one pin, 2.1V for another etc.</text:p>
            </text:list-item>
          </text:list>
          <text:p text:style-name="P40">Touring The Case</text:p>
        </text:list-item>
        <text:list-item>
          <text:p text:style-name="P194"><text:span text:style-name="T59">C</text:span>ases offer standardized standouts for mounting various motherboard form factors.</text:p>
        </text:list-item>
        <text:list-item>
          <text:p text:style-name="P194">Better cases offer cable management features.</text:p>
        </text:list-item>
        <text:list-item>
          <text:p text:style-name="P194">Pick a case that has support for number and type of drives needed.</text:p>
          <text:p text:style-name="P41">Installing a motherboard</text:p>
        </text:list-item>
        <text:list-item>
          <text:p text:style-name="P195">Install and test CPU and RAM on motherboard before putting in case.</text:p>
        </text:list-item>
        <text:list-item>
          <text:p text:style-name="P195">Install I/O shield and triple check standoff positions.</text:p>
        </text:list-item>
        <text:list-item>
          <text:p text:style-name="P195">Mount motherboard and connect motherboard cables.</text:p>
        </text:list-item>
        <text:list-item>
          <text:p text:style-name="P195">Use the motherboard manual if necessary.</text:p>
          <text:p text:style-name="P34"/>
          <text:p text:style-name="P236"><text:span text:style-name="T16">Motherboard </text:span><text:span text:style-name="T17">Quiz</text:span></text:p>
        </text:list-item>
        <text:list-item>
          <text:p text:style-name="P34"><text:span text:style-name="T31">The largest motherboard form factor is?</text:span> </text:p>
          <text:list>
            <text:list-item>
              <text:p text:style-name="P34"><text:span text:style-name="T34">In order of largest to smallest, the form factors are ATX, Micro-ATX, ITX, and Mini-ITX.</text:span> </text:p>
            </text:list-item>
          </text:list>
        </text:list-item>
        <text:list-item>
          <text:p text:style-name="P34"><text:span text:style-name="T31">Which is true of an I/O shield?</text:span> </text:p>
          <text:list>
            <text:list-item>
              <text:p text:style-name="P34"><text:span text:style-name="T34">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4"><text:span text:style-name="T31">Which chip is typically found on modern motherboards?</text:span> </text:p>
          <text:list>
            <text:list-item>
              <text:p text:style-name="P34"><text:soft-page-break/><text:span text:style-name="T34">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4"><text:span text:style-name="T31">The job of the South Bridge is to act as the interface between the CPU and what?</text:span> </text:p>
          <text:list>
            <text:list-item>
              <text:p text:style-name="P34"><text:span text:style-name="T34">The South Bridge interfaces slow hardware such as hard drives and keyboards to the CPU. The CPU interacts directly with fast hardware including RAM and video cards.</text:span> </text:p>
            </text:list-item>
          </text:list>
        </text:list-item>
        <text:list-item>
          <text:p text:style-name="P34"><text:span text:style-name="T31">Which is typically not found on a motherboard?</text:span> </text:p>
          <text:list>
            <text:list-item>
              <text:p text:style-name="P34"><text:span text:style-name="T34">SATA cables attach to connectors on the motherboard, but they are not part of the motherboard. PCIe slots, voltage regulators and power connectors are all found on motherboards.</text:span> </text:p>
            </text:list-item>
          </text:list>
        </text:list-item>
        <text:list-item>
          <text:p text:style-name="P34"><text:span text:style-name="T31">Connectors with cables that plug into the motherboard are known as what?</text:span> </text:p>
          <text:list>
            <text:list-item>
              <text:p text:style-name="P34"><text:span text:style-name="T34">Cable-connected ports are dongles. Dangles is not a computer term. Slots are for plugging in RAM and expansion cards. The I/O shield does not connect to the motherboard.</text:span> </text:p>
            </text:list-item>
          </text:list>
        </text:list-item>
        <text:list-item>
          <text:p text:style-name="P34"><text:span text:style-name="T31">Keeping the wires in a case neat, out of the way and easy to identify is called what?</text:span> </text:p>
          <text:list>
            <text:list-item>
              <text:p text:style-name="P252">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4"><text:span text:style-name="T31">Which critical components are found on the outside of the case?</text:span> </text:p>
          <text:list>
            <text:list-item>
              <text:p text:style-name="P34"><text:span text:style-name="T34">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37"><text:span text:style-name="T56">Which is it best to do before mounting the motherboard in the case?</text:span><text:span text:style-name="T33">​</text:span></text:p>
        </text:list-item>
        <text:list-item>
          <text:p text:style-name="P237"><text:span text:style-name="T34">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5"><text:span text:style-name="T31">Which must be done before installing a motherboard into a case?</text:span> </text:p>
          <text:list>
            <text:list-item>
              <text:p text:style-name="P35"><text:span text:style-name="T34">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238"><text:span text:style-name="T37">Chapter </text:span><text:span text:style-name="T39">7</text:span><text:span text:style-name="T37">: </text:span><text:span text:style-name="T41">Power Supplies</text:span></text:p>
          <text:p text:style-name="P238"><text:soft-page-break/><text:span text:style-name="T18">The </text:span><text:span text:style-name="T19">P</text:span><text:span text:style-name="T18">ower Supply</text:span></text:p>
        </text:list-item>
        <text:list-item>
          <text:p text:style-name="P75"><text:span text:style-name="T68">P</text:span>rovides 12V, 5V, and 3.3V.</text:p>
        </text:list-item>
        <text:list-item>
          <text:p text:style-name="P76">Power supplies transform AC f<text:span text:style-name="T69">rom</text:span> wall outlet to DC for the computer.</text:p>
        </text:list-item>
        <text:list-item>
          <text:p text:style-name="P76">Standard connectors for motherboard are 20-24 pin ATX and 4-8 pin P4</text:p>
        </text:list-item>
        <text:list-item>
          <text:p text:style-name="P76">Use Molex and SATA connectors for peripherals and drives.</text:p>
          <text:p text:style-name="P77"><text:span text:style-name="T18">M</text:span><text:span text:style-name="T15">ounting The Power Supply</text:span></text:p>
        </text:list-item>
        <text:list-item>
          <text:p text:style-name="P80">Mount the power supply in the PC case with four screws.</text:p>
        </text:list-item>
        <text:list-item>
          <text:p text:style-name="P80">Orient the power supply so fans draw air from system</text:p>
        </text:list-item>
        <text:list-item>
          <text:p text:style-name="P80">Connect motherboard primary and secondary power</text:p>
        </text:list-item>
        <text:list-item>
          <text:p text:style-name="P80">Modular PSUs offer less cable clutter than non-modular PSUs.</text:p>
          <text:p text:style-name="P42">Choosing a Power Supply</text:p>
        </text:list-item>
        <text:list-item>
          <text:p text:style-name="P81">Volts x Amps = Watts.</text:p>
        </text:list-item>
        <text:list-item>
          <text:p text:style-name="P82">Get a PSU with a little more wattage than your system needs</text:p>
        </text:list-item>
        <text:list-item>
          <text:p text:style-name="P82">Shop for higher- efficiency power supplies.</text:p>
        </text:list-item>
        <text:list-item>
          <text:p text:style-name="P82">Modular power supplies cut down on cable clutter.</text:p>
          <text:p text:style-name="P43">Cooling your PC</text:p>
        </text:list-item>
        <text:list-item>
          <text:p text:style-name="P83">Overheat = Reboot.</text:p>
        </text:list-item>
        <text:list-item>
          <text:p text:style-name="P83">4 pin CPU fan connectors are better known as PWM connectors.</text:p>
        </text:list-item>
        <text:list-item>
          <text:p text:style-name="P83">A heat sink draws heat from electrical components.</text:p>
        </text:list-item>
        <text:list-item>
          <text:p text:style-name="P83">Fans blow heated air through and out of the system.</text:p>
        </text:list-item>
        <text:list-item>
          <text:p text:style-name="P83">Fan speed and noise can be controlled through firmware or software.</text:p>
          <text:p text:style-name="P44">Troubleshooting Power Supplies</text:p>
        </text:list-item>
        <text:list-item>
          <text:p text:style-name="P84">Best way to troubleshoot a power supply is to test it.</text:p>
          <text:list>
            <text:list-item>
              <text:p text:style-name="P84">They have useful power supplies testers which tell you how much voltage is coming from all the connections.</text:p>
            </text:list-item>
          </text:list>
        </text:list-item>
        <text:list-item>
          <text:p text:style-name="P86">Multi-meter V with squiggle = AC.</text:p>
        </text:list-item>
        <text:list-item>
          <text:p text:style-name="P87">Multi-meter V with line and three dots = DC.</text:p>
        </text:list-item>
        <text:list-item>
          <text:p text:style-name="P88">Power supplies die fast with burning smell, smoke, or both.</text:p>
        </text:list-item>
        <text:list-item>
          <text:p text:style-name="P88">Power supplies die slowly and cause intermittent problems.</text:p>
        </text:list-item>
        <text:list-item>
          <text:p text:style-name="P88">Use PSUs tester or <text:span text:style-name="T70">multi-meter</text:span> to test power supplies.</text:p>
          <text:p text:style-name="P239"><text:span text:style-name="T20">Troubleshooting </text:span><text:span text:style-name="T21">Core Components</text:span></text:p>
        </text:list-item>
        <text:list-item>
          <text:p text:style-name="P89">If you have a booting system and through messing with the system settings it is unbootable (or user password is unknown) consider setting off the CMOS jumper.</text:p>
          <text:list>
            <text:list-item>
              <text:p text:style-name="P89">CMOS jumper erases ass system settings and reverts to defaults.</text:p>
            </text:list-item>
            <text:list-item>
              <text:p text:style-name="P90">Incorrectly installed CPUs or RAM can make it seem like your PC is dead.</text:p>
            </text:list-item>
            <text:list-item>
              <text:p text:style-name="P90">Install core components and test before mounting into the case.</text:p>
            </text:list-item>
            <text:list-item>
              <text:p text:style-name="P90">Errors in System Setup can cause a dead PC; try clearing the CMOS jumper.</text:p>
            </text:list-item>
            <text:list-item>
              <text:p text:style-name="P90">Windows offers memory diagnostic tools to help with potentially bad RAM.</text:p>
            </text:list-item>
          </text:list>
          <text:p text:style-name="P45"/>
          <text:p text:style-name="P45"/>
          <text:p text:style-name="P45"/>
          <text:p text:style-name="P240"><text:span text:style-name="T22">Power Supply </text:span><text:span text:style-name="T17">Quiz</text:span></text:p>
        </text:list-item>
        <text:list-item>
          <text:p text:style-name="P36"><text:span text:style-name="T31">A power supply with optional cable plug-ins is known as a what?</text:span> </text:p>
          <text:list>
            <text:list-item>
              <text:p text:style-name="P36"><text:span text:style-name="T34">A modular power supply simplifies cable management by enabling you to add and remove optional plug-in cables as needed to power components. Option power supply is </text:span><text:soft-page-break/><text:span text:style-name="T34">a made-up term. A Flex power supply is a small-form-factor power supply. A soldered power supply has all of its power cables soldered to the power supply unit (PSU).</text:span> </text:p>
            </text:list-item>
          </text:list>
        </text:list-item>
        <text:list-item>
          <text:p text:style-name="P36"><text:span text:style-name="T31">What does the on/off switch on a power supply do?</text:span> </text:p>
          <text:list>
            <text:list-item>
              <text:p text:style-name="P36"><text:span text:style-name="T34">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6"><text:span text:style-name="T31">The four/six/eight pin connector (known as the P4 connector) on the ATX 12V power supply provides power to which computer component(s)?</text:span> </text:p>
          <text:list>
            <text:list-item>
              <text:p text:style-name="P36"><text:span text:style-name="T34">The ATX 12V power connectors send power to the CPU. The other devices get power from the main power connector.</text:span> </text:p>
            </text:list-item>
          </text:list>
        </text:list-item>
        <text:list-item>
          <text:p text:style-name="P36"><text:span text:style-name="T31">Which is a primary characteristic to be considered when choosing a power supply?</text:span> </text:p>
          <text:list>
            <text:list-item>
              <text:p text:style-name="P36"><text:span text:style-name="T34">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6"><text:span text:style-name="T31">Which is the quietest cooling solution?</text:span> </text:p>
          <text:list>
            <text:list-item>
              <text:p text:style-name="P36"><text:span text:style-name="T34">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6"><text:span text:style-name="T31">What is the primary result of overheating the CPU?</text:span> </text:p>
          <text:list>
            <text:list-item>
              <text:p text:style-name="P36"><text:span text:style-name="T34">CPU overheating causes shutdowns and reboots. Overheating does not increase or decrease performance. Overheating does not cause fans to spin faster.</text:span> </text:p>
            </text:list-item>
          </text:list>
        </text:list-item>
        <text:list-item>
          <text:p text:style-name="P36"><text:span text:style-name="T31">The voltages output by a PSU can be checked with which tool?</text:span> </text:p>
          <text:list>
            <text:list-item>
              <text:p text:style-name="P253">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6"><text:span text:style-name="T31">Catastrophic (fast) power failures typically include which symptom?</text:span> </text:p>
          <text:list>
            <text:list-item>
              <text:p text:style-name="P36"><text:span text:style-name="T34">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40"><text:span text:style-name="T32">Unexpected noise coming from inside a running computer likely comes from what?</text:span><text:span text:style-name="T33"> </text:span></text:p>
        </text:list-item>
        <text:list-item>
          <text:p text:style-name="P240"><text:span text:style-name="T34">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6"><text:span text:style-name="T31">If installed RAM does not show up in the CMOS setup program, what is the best course of action?</text:span> </text:p>
          <text:list>
            <text:list-item>
              <text:p text:style-name="P36"><text:span text:style-name="T34">Re-seat the RAM. None of the other choices will cause the system to recognize previously unrecognized RAM.</text:span> </text:p>
              <text:list>
                <text:list-header>
                  <text:p text:style-name="P84"/>
                </text:list-header>
              </text:list>
            </text:list-item>
          </text:list>
          <text:p text:style-name="P11"><text:soft-page-break/>Section <text:span text:style-name="T3">9</text:span> Notes</text:p>
          <text:p text:style-name="P241"><text:span text:style-name="T37">Chapter </text:span><text:span text:style-name="T43">8</text:span><text:span text:style-name="T37">: </text:span><text:span text:style-name="T43">Mass Storage Technologies</text:span></text:p>
          <text:p text:style-name="P46">Introduction to Mass Storag<text:span text:style-name="T71">e</text:span></text:p>
        </text:list-item>
        <text:list-item>
          <text:p text:style-name="P91">There are many types of mass storage used today, including hard drives, solid state drives, and optical media.</text:p>
        </text:list-item>
        <text:list-item>
          <text:p text:style-name="P91">Regardless of the media your operating system sees mass storage as a string of logical block addresses.</text:p>
        </text:list-item>
        <text:list-item>
          <text:p text:style-name="P91">There is a difference between decimal values and IEC values.</text:p>
          <text:p text:style-name="P47">Magnetic Disk Drives</text:p>
        </text:list-item>
        <text:list-item>
          <text:p text:style-name="P92">Advanced Technology Attachment (ATA)</text:p>
          <text:list>
            <text:list-item>
              <text:p text:style-name="P92">Language of hard drives/Magnetic disk drives.</text:p>
            </text:list-item>
          </text:list>
        </text:list-item>
        <text:list-item>
          <text:p text:style-name="P93">Parallel ATA (PATA) </text:p>
          <text:list>
            <text:list-item>
              <text:p text:style-name="P93">Long dead, not on comptia exam anymore. <text:span text:style-name="T72">Won’t see this unless you are working on a really old computer.</text:span></text:p>
            </text:list-item>
          </text:list>
        </text:list-item>
        <text:list-item>
          <text:p text:style-name="P94">What we see today is Serial ATA (SATA)</text:p>
        </text:list-item>
        <text:list-item>
          <text:p text:style-name="P94">eSATA – Sata connection, but used externally. </text:p>
          <text:list>
            <text:list-item>
              <text:p text:style-name="P94">With advancements in USB eSATA is not as popular as it once was.</text:p>
            </text:list-item>
            <text:list-item>
              <text:p text:style-name="P94">Adding a eSATA expansion card to a system makes it easier to use eSATA devices. <text:span text:style-name="T73">On more modern motherboards.</text:span></text:p>
            </text:list-item>
          </text:list>
        </text:list-item>
        <text:list-item>
          <text:p text:style-name="P95">Magnetic disk drives use spinning platters to store data via magnetism and read/write heads.</text:p>
        </text:list-item>
        <text:list-item>
          <text:p text:style-name="P95">Hard disk drives come in 3.5”, 2.5”, and 1.8” physical sizes.</text:p>
        </text:list-item>
        <text:list-item>
          <text:p text:style-name="P95">We use the Advanced Technology Attachment protocol to communicate with hard disk drives.</text:p>
        </text:list-item>
        <text:list-item>
          <text:p text:style-name="P95">The dominant ATA is called Serial ATA (SATA).</text:p>
          <text:p text:style-name="P95"/>
          <text:p text:style-name="P47">Solid State Drives</text:p>
        </text:list-item>
        <text:list-item>
          <text:p text:style-name="P96">Memory is broken down into blocks, pages contain blocks. A single chip may contain hundreds to thousands of pages.</text:p>
        </text:list-item>
        <text:list-item>
          <text:p text:style-name="P258"><text:span text:style-name="T75">C</text:span><text:span text:style-name="T74">ome in a number of sizes.</text:span></text:p>
          <text:list>
            <text:list-item>
              <text:p text:style-name="P97">Most common is 2.5”. </text:p>
            </text:list-item>
            <text:list-item>
              <text:p text:style-name="P258"><text:span text:style-name="T76">M</text:span><text:span text:style-name="T74">.2 SSD is also common in modern systems.</text:span></text:p>
            </text:list-item>
          </text:list>
        </text:list-item>
        <text:list-item>
          <text:p text:style-name="P98">SSD’s are much faster than HDD’s.</text:p>
        </text:list-item>
        <text:list-item>
          <text:p text:style-name="P99">Non-Volatile Memory Express (NVMe).</text:p>
          <text:list>
            <text:list-item>
              <text:p text:style-name="P259"><text:span text:style-name="T74">Manifest usually as M.2. </text:span><text:span text:style-name="T77">Much faster than SATA.</text:span></text:p>
            </text:list-item>
            <text:list-item>
              <text:p text:style-name="P260"><text:span text:style-name="T77">S</text:span><text:span text:style-name="T74">olid state drives (SSD’s) store data using chips; tehre are no moving parts.</text:span></text:p>
            </text:list-item>
            <text:list-item>
              <text:p text:style-name="P100">Data is stored in blocks and pages.</text:p>
            </text:list-item>
            <text:list-item>
              <text:p text:style-name="P100">SSD’s come in traditional 3.5” and 2.5” sizes, but also come in M.2 format.</text:p>
            </text:list-item>
            <text:list-item>
              <text:p text:style-name="P100">Some SSD’s use the very fast NVMe protocol instead of SATA for increased performance.</text:p>
            </text:list-item>
          </text:list>
        </text:list-item>
      </text:list>
      <text:p text:style-name="P7"/>
      <text:list xml:id="list15036179628275" text:continue-numbering="true" text:style-name="L2">
        <text:list-header>
          <text:p text:style-name="P47">SCSI</text:p>
        </text:list-header>
        <text:list-item>
          <text:p text:style-name="P101">Parallel ATA – A bunch of parallel wires talking to each other a the same time. Outdated for the most part and only seen on old machines.</text:p>
        </text:list-item>
        <text:list-item>
          <text:p text:style-name="P101">Small Computer System Interface (iSCSI)</text:p>
          <text:list>
            <text:list-item>
              <text:p text:style-name="P102">SCSI devices connected via ethernet cables.</text:p>
            </text:list-item>
            <text:list-item>
              <text:p text:style-name="P103">Developed around the same time as ATA. Competing languages.</text:p>
            </text:list-item>
          </text:list>
        </text:list-item>
        <text:list-item>
          <text:p text:style-name="P104">Serial Attached SCSI (SAS)</text:p>
        </text:list-item>
        <text:list-item>
          <text:p text:style-name="P105"><text:soft-page-break/>The Small Computer Systems Interface (SCSI) is an ancient standard that still has great support.</text:p>
        </text:list-item>
        <text:list-item>
          <text:p text:style-name="P105">The old parallel SCSI is long gone, but the SCSI language lives on in serial SCSI versions.</text:p>
        </text:list-item>
        <text:list-item>
          <text:p text:style-name="P105">Two modern SCSI standards are SAS (Serial Attached SCSI) and iSCSI.</text:p>
          <text:p text:style-name="P47">Boot Order</text:p>
        </text:list-item>
        <text:list-item>
          <text:p text:style-name="P106">When a system boots, it looks for a bootable device.</text:p>
        </text:list-item>
        <text:list-item>
          <text:p text:style-name="P106">It’s important to make sure the system looks for correct boot devices.</text:p>
        </text:list-item>
        <text:list-item>
          <text:p text:style-name="P106">The boot order is defined in the CMOS system setup.</text:p>
          <text:p text:style-name="P47">Mass Storage technologies Quiz</text:p>
        </text:list-item>
        <text:list-item>
          <text:p text:style-name="P37"><text:span text:style-name="T31">Mass storage is organized into __________?</text:span> </text:p>
          <text:list>
            <text:list-item>
              <text:p text:style-name="P37"><text:span text:style-name="T34">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7"><text:span text:style-name="T31">Which does not describe a mass storage device?</text:span> </text:p>
          <text:list>
            <text:list-item>
              <text:p text:style-name="P37"><text:span text:style-name="T34">An M.1 drive is not a mass storage device; it is a made-up term that closely resembles the M.2 form factor. Optical drives, magnetic drives and SSDs are all mass storage.</text:span> </text:p>
            </text:list-item>
          </text:list>
        </text:list-item>
        <text:list-item>
          <text:p text:style-name="P37"><text:span text:style-name="T31">Which is a standard command and connection standard for mass storage devices?</text:span> </text:p>
          <text:list>
            <text:list-item>
              <text:p text:style-name="P37"><text:span text:style-name="T34">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7"><text:span text:style-name="T31">Using SATA, how is data passed between the computer and hard drive?</text:span> </text:p>
          <text:list>
            <text:list-item>
              <text:p text:style-name="P37"><text:span text:style-name="T34">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7"><text:span text:style-name="T31">SSDs are organized into logical blocks, but their memory storage cells are called what?</text:span> </text:p>
          <text:list>
            <text:list-item>
              <text:p text:style-name="P37"><text:span text:style-name="T34">SSD memory cells are called pages. Magnetic drive storage units are called sectors. Slots and sockets are not terms to describe storage units.</text:span> </text:p>
            </text:list-item>
          </text:list>
        </text:list-item>
        <text:list-item>
          <text:p text:style-name="P266">Which interface is the fastest?</text:p>
          <text:list>
            <text:list-item>
              <text:p text:style-name="P267"><text:span text:style-name="T35">NVMe uses PCIe lanes and is the fastest of these interface choices. PATA is the slowest; SATA and SCSI speeds fall between NVMe and PATA. </text:span><text:span text:style-name="T27"><text:s/></text:span></text:p>
            </text:list-item>
          </text:list>
        </text:list-item>
        <text:list-item>
          <text:p text:style-name="P37"><text:span text:style-name="T31">Combine SCSI with SATA to get ____________?</text:span> </text:p>
          <text:list>
            <text:list-item>
              <text:p text:style-name="P254">Serial Attached SCSI (SAS) uses the SATA connector with the SCSI command language. M.2 is a connector interface and form factor. SSCSI and SASI are made up terms. </text:p>
              <text:p text:style-name="P254"/>
            </text:list-item>
          </text:list>
        </text:list-item>
        <text:list-item>
          <text:p text:style-name="P37"><text:span text:style-name="T31">Running SCSI commands over Ethernet is called __________?</text:span> </text:p>
          <text:list>
            <text:list-item>
              <text:p text:style-name="P37"><text:span text:style-name="T34">iSCSI uses SCSI commands sent over Ethernet. SCSIi, eSCSI, and SCSIe are made up terms.</text:span> </text:p>
            </text:list-item>
          </text:list>
        </text:list-item>
        <text:list-item>
          <text:p text:style-name="P256">Which cannot be <text:s/>set as the first boot choice? </text:p>
        </text:list-item>
        <text:list-item>
          <text:p text:style-name="P255">UEFI is a firmware interface, not a boot device. Any of the other choices can be set as a boot device. </text:p>
        </text:list-item>
        <text:list-item>
          <text:p text:style-name="P37"><text:span text:style-name="T31">Which is a likely reason for a computer to fail to boot?</text:span> </text:p>
          <text:list>
            <text:list-item>
              <text:p text:style-name="P37"><text:soft-page-break/><text:span text:style-name="T34">A computer cannot boot from a non-bootable device or media. USB drives, optical drives, and SSDs and are all valid boot devices (but will only boot if they contain a working, properly-created bootable drive image).</text:span> </text:p>
              <text:list>
                <text:list-header>
                  <text:p text:style-name="P85"/>
                </text:list-header>
              </text:list>
            </text:list-item>
          </text:list>
          <text:p text:style-name="P11">Section <text:span text:style-name="T3">10</text:span> Notes</text:p>
          <text:p text:style-name="P242"><text:span text:style-name="T37">Chapter </text:span><text:span text:style-name="T44">9</text:span><text:span text:style-name="T37">: </text:span><text:span text:style-name="T44">Implementing Mass Storage</text:span></text:p>
          <text:p text:style-name="P49">New installation – First Drive</text:p>
        </text:list-item>
        <text:list-item>
          <text:p text:style-name="P107">The first drive on a system relies on the OS install program to <text:span text:style-name="T80">provide</text:span> partition and format functions.</text:p>
        </text:list-item>
        <text:list-item>
          <text:p text:style-name="P107">The <text:span text:style-name="T80">partitioning</text:span> and formatting tools in installation programs provide a subset of tools when compared with their main tools.</text:p>
        </text:list-item>
        <text:list-item>
          <text:p text:style-name="P108">Installation tools may provide features not normally seen anywhere else (such as swap file creation).</text:p>
          <text:p text:style-name="P50">RAID</text:p>
        </text:list-item>
        <text:list-item>
          <text:p text:style-name="P109">R<text:span text:style-name="T81">AID</text:span> 0 – Striping. Piece of document is shared between 2 hard drives. If one hard drive fails all data is lost essentially as you are missing important pieces of said document.</text:p>
        </text:list-item>
        <text:list-item>
          <text:p text:style-name="P109">R<text:span text:style-name="T81">AID</text:span> 1 - <text:s/>Mirroring. Copy of document is saved on both drives. Safer data storage essentially although it is rather redundant. </text:p>
        </text:list-item>
        <text:list-item>
          <text:p text:style-name="P110">RAID provides speed and/or redundancy.</text:p>
        </text:list-item>
        <text:list-item>
          <text:p text:style-name="P243"><text:span text:style-name="T78">RAID 0 (striping) provides <text:s/></text:span><text:span text:style-name="T79">speed</text:span><text:span text:style-name="T78">.</text:span></text:p>
        </text:list-item>
        <text:list-item>
          <text:p text:style-name="P110">RAID 1 (mirroring) provides r<text:span text:style-name="T82">edundancy.</text:span></text:p>
        </text:list-item>
        <text:list-item>
          <text:p text:style-name="P111">RAID 5 and 6 (Striping with parity) provides speed and redundancy.</text:p>
        </text:list-item>
        <text:list-item>
          <text:p text:style-name="P111">RAID 5 can only lose one drive in the array; RAID 6 can lose two.</text:p>
          <text:p text:style-name="P112"/>
          <text:p text:style-name="P51">Hardware RAID</text:p>
        </text:list-item>
        <text:list-item>
          <text:p text:style-name="P113">Hardware RAID requires a controller to configure the RAID arrays.</text:p>
        </text:list-item>
        <text:list-item>
          <text:p text:style-name="P113">Hardware RAID has its own BIOS that comes with a special system setup to configure the RAID array.</text:p>
        </text:list-item>
        <text:list-item>
          <text:p text:style-name="P113">The completed array looks like a dingle drive to the operating system.</text:p>
          <text:p text:style-name="P52">Mass Storage Troubleshooting</text:p>
        </text:list-item>
        <text:list-item>
          <text:p text:style-name="P114">1. Back it up! - Make a backup of whatever your working on before its too late or too expensive!.</text:p>
        </text:list-item>
        <text:list-item>
          <text:p text:style-name="P114">2 – Mental Reinstall – If its a new device you just installed and its not doing what you want it to go through the installation steps mentally and make sure you did not forget anything.</text:p>
        </text:list-item>
        <text:list-item>
          <text:p text:style-name="P114">3 – Triple check – Check everything twice and once more to make sure! A lot of times things not working comes from forgetting a simple step in configuration or installation.</text:p>
        </text:list-item>
        <text:list-item>
          <text:p text:style-name="P115">RAID not found / not working – Make sure that it was even installed. Make sure RAID is active, make sure you have the correct drivers for the specific system etc.</text:p>
        </text:list-item>
        <text:list-item>
          <text:p text:style-name="P116">Always back up important data before troubleshooting mass storage.</text:p>
        </text:list-item>
        <text:list-item>
          <text:p text:style-name="P116">Use a mental process of installation to make sure all the installation steps have taken place.</text:p>
        </text:list-item>
        <text:list-item>
          <text:p text:style-name="P116">Review the many symptoms in the episode!</text:p>
        </text:list-item>
      </text:list>
      <text:p text:style-name="P8"/>
      <text:p text:style-name="P8"/>
      <text:list xml:id="list15034866235280" text:continue-numbering="true" text:style-name="L2">
        <text:list-header>
          <text:p text:style-name="P53"/>
          <text:p text:style-name="P242"><text:soft-page-break/><text:span text:style-name="T23">Implementing Mass Storage </text:span><text:span text:style-name="T24">Quiz</text:span></text:p>
        </text:list-header>
        <text:list-item>
          <text:p text:style-name="P150">What is the minimum number of drives to perform RAID 5? </text:p>
        </text:list-item>
        <text:list-item>
          <text:p text:style-name="P261">It takes a minimum of three drives to create a RAID 5 array. </text:p>
        </text:list-item>
        <text:list-item>
          <text:p text:style-name="P150">What is the maximum number of drive failures under RAID 6 at which the array will still function? </text:p>
        </text:list-item>
        <text:list-item>
          <text:p text:style-name="P261">A RAID 6 array will function with up to two drive failures. </text:p>
        </text:list-item>
        <text:list-item>
          <text:p text:style-name="P48">Which is an example of a hardware RAID controller? </text:p>
        </text:list-item>
        <text:list-item>
          <text:p text:style-name="P262">A dedicated RAID controller comes in the form of an expansion card. Storage Spaces is a Microsoft software RAID implementation. Dynamic and basic disks are not RAID controllers. </text:p>
        </text:list-item>
        <text:list-item>
          <text:p text:style-name="P48">RAID 10 requires how many drives? </text:p>
        </text:list-item>
        <text:list-item>
          <text:p text:style-name="P262">RAID 10 requires 4 drives. </text:p>
        </text:list-item>
        <text:list-item>
          <text:p text:style-name="P48">Which is most likely the result of a corrupted operating system? </text:p>
        </text:list-item>
        <text:list-item>
          <text:p text:style-name="P262">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44"><text:span text:style-name="T37">Chapter </text:span><text:span text:style-name="T45">10</text:span><text:span text:style-name="T37">: </text:span><text:span text:style-name="T45">Essential Peripherals</text:span></text:p>
          <text:p text:style-name="P54">Optical Media</text:p>
        </text:list-item>
        <text:list-item>
          <text:p text:style-name="P117">Compact discs (CDs) store 650-700 MB of data</text:p>
        </text:list-item>
        <text:list-item>
          <text:p text:style-name="P117">Digital video/versatile discs (DVDs) store from 4.37 GB to 15.9 GB</text:p>
        </text:list-item>
        <text:list-item>
          <text:p text:style-name="P117">Blu-ray Discs (Bds) store 25 GB to 50 GB</text:p>
        </text:list-item>
        <text:list-item>
          <text:p text:style-name="P117">All optical media comes in read only memory <text:s/>(ROM), write-once (R), and write-many (RW/RE) versions.</text:p>
          <text:p text:style-name="P54">USB Standards</text:p>
        </text:list-item>
        <text:list-item>
          <text:p text:style-name="P78">USB 1.0 – (1.5 Mbps)</text:p>
        </text:list-item>
        <text:list-item>
          <text:p text:style-name="P118">USB 1.1 – <text:span text:style-name="T83">(</text:span><text:span text:style-name="T84">1</text:span>2Mbps<text:span text:style-name="T83">)</text:span></text:p>
        </text:list-item>
        <text:list-item>
          <text:p text:style-name="P119">USB 2.0 (480 Mbps)</text:p>
        </text:list-item>
        <text:list-item>
          <text:p text:style-name="P120">USB 3.0 – (5Gbps)</text:p>
        </text:list-item>
        <text:list-item>
          <text:p text:style-name="P121">USB 3.1 Gen1 – (5 Gbps)</text:p>
        </text:list-item>
        <text:list-item>
          <text:p text:style-name="P122">USB 3.1 Gen 2 (10 Gbps)</text:p>
        </text:list-item>
        <text:list-item>
          <text:p text:style-name="P123">Universal Serial Bus (USB) 1.1 comes in 1.5 Mbps and 12 Mbps; USB 2.0 runs at 480 Mbps</text:p>
        </text:list-item>
        <text:list-item>
          <text:p text:style-name="P123">USB 3.0 runs at 5 Gbps; USB 3.1 runs at 10 Gbps</text:p>
        </text:list-item>
        <text:list-item>
          <text:p text:style-name="P123">USB connectors often use colors to show versions</text:p>
        </text:list-item>
        <text:list-item>
          <text:p text:style-name="P123">USB connectors come in many types: Type-A, Type-B, Type-C, standard, mini. And micro.</text:p>
          <text:p text:style-name="P54">Understanding USB</text:p>
        </text:list-item>
        <text:list-item>
          <text:p text:style-name="P124">All USB devices connect to USB controllers built into the motherboard of the system; the USB controller is in charge of all connected USB devices.</text:p>
        </text:list-item>
        <text:list-item>
          <text:p text:style-name="P124">This creates an upstream/downstream concept.</text:p>
        </text:list-item>
        <text:list-item>
          <text:p text:style-name="P124">USB type-A connectors plug into downstream USB ports; USB Type-B connectors plug into upstream USB ports on peripherals.</text:p>
          <text:p text:style-name="P54">Configuring USB</text:p>
        </text:list-item>
        <text:list-item>
          <text:p text:style-name="P125">USB devices must have a device driver.</text:p>
        </text:list-item>
        <text:list-item>
          <text:p text:style-name="P125">Operating systems come with thousands of built-in device drivers.</text:p>
        </text:list-item>
        <text:list-item>
          <text:p text:style-name="P125">In some cases, you may need to download the correct driver for a USB device from the internet.</text:p>
        </text:list-item>
        <text:list-item>
          <text:p text:style-name="P125"><text:soft-page-break/>You can disable USB ports through the system settings as well as use a USB lock.</text:p>
          <text:list>
            <text:list-item>
              <text:p text:style-name="P125">Designed to watch <text:span text:style-name="T85">over your USB ports. Not allow people to use USB ports but also whitelists things running on your USB ports.</text:span></text:p>
              <text:p text:style-name="P125"/>
            </text:list-item>
          </text:list>
          <text:p text:style-name="P54"/>
          <text:p text:style-name="P54">Thunder and Lightning</text:p>
        </text:list-item>
        <text:list-item>
          <text:p text:style-name="P126">Thunderbolt 1 – 10 Gbits/s (x2 channels)</text:p>
        </text:list-item>
        <text:list-item>
          <text:p text:style-name="P126">Thunderbolt 2 – 20 Gbits/s</text:p>
        </text:list-item>
        <text:list-item>
          <text:p text:style-name="P126">Thunderbolt 3 – 40 Gbits/s</text:p>
        </text:list-item>
        <text:list-item>
          <text:p text:style-name="P127">Lightning is exclusive to apple, proprietary.</text:p>
        </text:list-item>
        <text:list-item>
          <text:p text:style-name="P128">Thunderbolt is a general purpose I/O port that runs at 10 Gbps up to 40 Gbps.</text:p>
        </text:list-item>
        <text:list-item>
          <text:p text:style-name="P128">Thunderbolt uses a mini DisplayPort or a USB C connector.</text:p>
        </text:list-item>
        <text:list-item>
          <text:p text:style-name="P128">The lightning standard is exclusive to Apple products.</text:p>
        </text:list-item>
        <text:list-item>
          <text:p text:style-name="P128">Lightning uses a proprietary lightning connector.</text:p>
          <text:p text:style-name="P54">Keyboards and Mice</text:p>
        </text:list-item>
        <text:list-item>
          <text:p text:style-name="P196">KVM switch – (For keyboard, video, and mouse).</text:p>
        </text:list-item>
        <text:list-item>
          <text:p text:style-name="P197">Keyboards use either a USB or PS/2 connections </text:p>
        </text:list-item>
        <text:list-item>
          <text:p text:style-name="P197">Mice almost exclusively use USB</text:p>
        </text:list-item>
        <text:list-item>
          <text:p text:style-name="P197">Game controller often have a proprietary connection that requires a converter.</text:p>
        </text:list-item>
        <text:list-item>
          <text:p text:style-name="P197">Keyboard, video, mouse (KVM) switches enable multiple computers to share a single keyboard, monitor, and mouse.</text:p>
          <text:p text:style-name="P54">Sight and Sound</text:p>
        </text:list-item>
        <text:list-item>
          <text:p text:style-name="P198">Sound is commonly built into today’s systems.</text:p>
        </text:list-item>
        <text:list-item>
          <text:p text:style-name="P198">Speaker systems include satellites and subwoofers called 2.1 or 5.1 systems.</text:p>
        </text:list-item>
        <text:list-item>
          <text:p text:style-name="P198">Sound uses 3.5mm jacks or SPDIF</text:p>
        </text:list-item>
        <text:list-item>
          <text:p text:style-name="P198">Many devices, like webcams or headsets, include speakers.</text:p>
          <text:p text:style-name="P54">Readers and Scanners</text:p>
        </text:list-item>
        <text:list-item>
          <text:p text:style-name="P199">Smart card/magnetic readers are used to read cards.</text:p>
        </text:list-item>
        <text:list-item>
          <text:p text:style-name="P199">Flash memory readers read many types of flash memory.</text:p>
        </text:list-item>
        <text:list-item>
          <text:p text:style-name="P199">SD cards are very popular flash memory</text:p>
        </text:list-item>
        <text:list-item>
          <text:p text:style-name="P199">Scanners read paper documents. Automatic document feeders enable scanning multiple pages.</text:p>
        </text:list-item>
        <text:list-item>
          <text:p text:style-name="P199"><text:span text:style-name="T86">Bar code</text:span> and QR code scanners read printed coded labels.</text:p>
          <text:p text:style-name="P54">Using Expansion Cards</text:p>
        </text:list-item>
        <text:list-item>
          <text:p text:style-name="P200">Always handle expansion cards carefully, avoiding the contacts.</text:p>
        </text:list-item>
        <text:list-item>
          <text:p text:style-name="P200">Apply power, data connections or dongles as needed.</text:p>
        </text:list-item>
        <text:list-item>
          <text:p text:style-name="P200">Make sure to add the correct driver, check the Device Manager to confirm good drivers.</text:p>
        </text:list-item>
        <text:list-item>
          <text:p text:style-name="P200">A new device installation is a common place for Blue Screen of Death screens.</text:p>
          <text:p text:style-name="P54">Essential Peripherals Quiz</text:p>
        </text:list-item>
        <text:list-item>
          <text:p text:style-name="P129">Which is a valid capacity for a Compact Disc? </text:p>
          <text:list>
            <text:list-item>
              <text:p text:style-name="P129">74 minutes is a valid CD capacity. The other values are not valid for CDs. </text:p>
            </text:list-item>
          </text:list>
        </text:list-item>
        <text:list-item>
          <text:p text:style-name="P129">Which is not a valid USB speed? </text:p>
        </text:list-item>
        <text:list-item>
          <text:p text:style-name="P147"><text:soft-page-break/>Each version of USB in a computer has its own what? </text:p>
          <text:list>
            <text:list-item>
              <text:p text:style-name="P130">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48">Most USB peripherals already have a what? </text:p>
          <text:list>
            <text:list-item>
              <text:p text:style-name="P130">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48">Which is not a valid Thunderbolt speed? </text:p>
          <text:list>
            <text:list-item>
              <text:p text:style-name="P130">30 Gbps is not a valid Thunderbolt speed. Thunderbolt 1 runs at 10 Gbps, Thunderbolt 2 runs at 20 Gbps, and Thunderbolt 3 runs at 40 Gbps. </text:p>
            </text:list-item>
          </text:list>
        </text:list-item>
        <text:list-item>
          <text:p text:style-name="P148">What color is a PS/2 mouse port? </text:p>
          <text:list>
            <text:list-item>
              <text:p text:style-name="P130">PS/2 mouse ports are green. PS/2 keyboard ports are purple. Red and blue PS/2 ports are not a standard and are seldom, if ever, seen. </text:p>
            </text:list-item>
          </text:list>
        </text:list-item>
        <text:list-item>
          <text:p text:style-name="P148">Which utility would a technician use to configure mouse settings? </text:p>
          <text:list>
            <text:list-item>
              <text:p text:style-name="P130">Control Panel is the usual utility to configure mouse settings. Mouse settings are not configurable in Display Settings or the Disk Management utility. Mice do have configurable settings. </text:p>
            </text:list-item>
          </text:list>
        </text:list-item>
        <text:list-item>
          <text:p text:style-name="P148">What kind of audio connector provides digital audio output? </text:p>
          <text:list>
            <text:list-item>
              <text:p text:style-name="P130">S/PDIF is the Sony/Phillips Digital Interface. The other connector choices are all analog, not digital. </text:p>
            </text:list-item>
          </text:list>
        </text:list-item>
        <text:list-item>
          <text:p text:style-name="P148">Which is not a consideration when selecting a slot in which to install an expansion card? </text:p>
          <text:list>
            <text:list-item>
              <text:p text:style-name="P131">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49">Which is not a step in installing a new expansion card? </text:p>
          <text:list>
            <text:list-item>
              <text:p text:style-name="P131">The computer should be turned off before installing a new expansion card (and not be turned on until the installation is complete). All of the other choices are normal steps when installing a new expansion card. </text:p>
            </text:list-item>
          </text:list>
          <text:p text:style-name="P54"/>
          <text:p text:style-name="P11">Section <text:span text:style-name="T3">12</text:span> Notes</text:p>
        </text:list-item>
        <text:list-item>
          <text:p text:style-name="P55">Building A PC</text:p>
        </text:list-item>
        <text:list-item>
          <text:p text:style-name="P132">Thick <text:span text:style-name="T89">C</text:span>lient – <text:span text:style-name="T91">Most basic desktop office system. Hardware the meets recommenced requirements for the OS you plan on running. Middle of the road gear. Basic setup to run desktop applications. MS office, etc.</text:span></text:p>
        </text:list-item>
        <text:list-item>
          <text:p text:style-name="P132">Thin Clien<text:span text:style-name="T92">t – Rarely counts on its own internal storage. Relies on network connectivity. </text:span><text:span text:style-name="T93">Meets minimum requirements for OS. Main difference between Thick and think client</text:span></text:p>
        </text:list-item>
        <text:list-item>
          <text:p text:style-name="P132">Graphic/CAD/CAM/Design workstation – <text:span text:style-name="T87">Good multi core processor, </text:span><text:span text:style-name="T88">powerful motherboard,</text:span><text:span text:style-name="T87"> high end video </text:span><text:span text:style-name="T88">hardware.</text:span></text:p>
        </text:list-item>
        <text:list-item>
          <text:p text:style-name="P133">Virtualization workstation – Powerful system with lots of CPU cores and lots of RAM. High end motherboard etc. Depends on if system is running a number of virtual systems. Also needs plenty of storage.</text:p>
        </text:list-item>
        <text:list-item>
          <text:p text:style-name="P134"><text:soft-page-break/>NAS – file sharing. This is what this system is all about. Gigabit NIC should be the minimum. RAID array to protect data. Don’t tax CPU much but it will be taxing the network. <text:span text:style-name="T90">Need lots fo storage set up in a RAID array.</text:span></text:p>
        </text:list-item>
        <text:list-item>
          <text:p text:style-name="P135">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35">Audio/Video editing workstations – Similar to the gaming setup. Consider getting high end MACS for this job.</text:p>
        </text:list-item>
        <text:list-item>
          <text:p text:style-name="P135">Memorize details about each specialized system</text:p>
        </text:list-item>
        <text:list-item>
          <text:p text:style-name="P135">Consider different jobs and make sure the system matches the job specifications.</text:p>
        </text:list-item>
        <text:list-item>
          <text:p text:style-name="P135">Concentrate on RAM, storage, and graphic needs.</text:p>
          <text:p text:style-name="P11">Section <text:span text:style-name="T3">13</text:span> Notes</text:p>
          <text:p text:style-name="P245"><text:span text:style-name="T37">Chapter </text:span><text:span text:style-name="T46">17</text:span><text:span text:style-name="T37">: </text:span><text:span text:style-name="T46">Display Technologies</text:span></text:p>
        </text:list-item>
        <text:list-item>
          <text:p text:style-name="P56">Monitor Technologies</text:p>
        </text:list-item>
        <text:list-item>
          <text:p text:style-name="P136">Pixel – Picture element.</text:p>
          <text:list>
            <text:list-item>
              <text:p text:style-name="P136">Made up <text:span text:style-name="T95">of</text:span> three individual pieces that emit red green <text:span text:style-name="T94">and</text:span> blue light.</text:p>
            </text:list-item>
          </text:list>
        </text:list-item>
        <text:list-item>
          <text:p text:style-name="P137">A monitor is composed of <text:span text:style-name="T96">individual</text:span> picture elements (pixels); the total pixels <text:span text:style-name="T96">across</text:span> and down is the resolution.</text:p>
        </text:list-item>
        <text:list-item>
          <text:p text:style-name="P137">Liquid crystal display (LCD) monitors use liquid crystals to allow light to pass or not pass for each color in a pixel.</text:p>
        </text:list-item>
        <text:list-item>
          <text:p text:style-name="P137">LCD <text:span text:style-name="T96">back lights</text:span> are fluorescent or LED lights and shine through the liquid crystals</text:p>
        </text:list-item>
        <text:list-item>
          <text:p text:style-name="P138">Organic LED (OLED) <text:span text:style-name="T96">doesn't</text:span> use a <text:span text:style-name="T96">back light</text:span>, as <text:span text:style-name="T96">pixels</text:span> make their own lightning </text:p>
        </text:list-item>
        <text:list-item>
          <text:p text:style-name="P138">Digital Light Processing (DLP) uses a grid of tiny mirrors that shine through a color wheel to create a image.</text:p>
        </text:list-item>
        <text:list-item>
          <text:p text:style-name="P58">LCD Break Down</text:p>
        </text:list-item>
        <text:list-item>
          <text:p text:style-name="P139">Only CCFL screens need inverters</text:p>
        </text:list-item>
        <text:list-item>
          <text:p text:style-name="P139">Panel</text:p>
          <text:list>
            <text:list-item>
              <text:p text:style-name="P139">Backlit unit – If CCFL then it has inverters to convert DC power to AC.</text:p>
            </text:list-item>
            <text:list-item>
              <text:p text:style-name="P139">Connectors</text:p>
            </text:list-item>
            <text:list-item>
              <text:p text:style-name="P139">Input from data</text:p>
            </text:list-item>
            <text:list-item>
              <text:p text:style-name="P139">Power connection</text:p>
            </text:list-item>
          </text:list>
        </text:list-item>
        <text:list-item>
          <text:p text:style-name="P139">An LCD panel has a preset resolution.</text:p>
        </text:list-item>
        <text:list-item>
          <text:p text:style-name="P139">The back panel (backlit unit)</text:p>
        </text:list-item>
        <text:list-item>
          <text:p text:style-name="P58">Graphics Cards and Connections</text:p>
        </text:list-item>
        <text:list-item>
          <text:p text:style-name="P140">Nvidia, ATI/AMD, Intel (Intel designed to run off motherboard usually) <text:span text:style-name="T98">make the majority of GPUs</text:span>.</text:p>
        </text:list-item>
        <text:list-item>
          <text:p text:style-name="P141">VGA – Video Graphics Array.</text:p>
        </text:list-item>
        <text:list-item>
          <text:p text:style-name="P142">DVI – Digital Visual Interface.</text:p>
        </text:list-item>
        <text:list-item>
          <text:p text:style-name="P143">All graphics cards have RAM to help resolve the screen.</text:p>
        </text:list-item>
        <text:list-item>
          <text:p text:style-name="P143">Many CPUs come with built-in GPUs.</text:p>
        </text:list-item>
        <text:list-item>
          <text:p text:style-name="P143">VGA uses an analog signal; DVI uses a digital signal.</text:p>
          <text:p text:style-name="P141"/>
        </text:list-item>
        <text:list-item>
          <text:p text:style-name="P58">Installing a Graphics Card</text:p>
        </text:list-item>
        <text:list-item>
          <text:p text:style-name="P201"><text:soft-page-break/>Almost all graphics cards use 16-lane PCIe slots and one or two PCIe power connectors.</text:p>
        </text:list-item>
        <text:list-item>
          <text:p text:style-name="P201">With multiple graphics cards, define the primary card in system setup.</text:p>
        </text:list-item>
        <text:list-item>
          <text:p text:style-name="P201">Some systems provide riser cards for extra graphics cards.</text:p>
        </text:list-item>
        <text:list-item>
          <text:p text:style-name="P201">Always run the system at your monitor’s native resolution.</text:p>
        </text:list-item>
        <text:list-item>
          <text:p text:style-name="P57">Monitor <text:span text:style-name="T97">Technologies Projectors</text:span></text:p>
        </text:list-item>
        <text:list-item>
          <text:p text:style-name="P202">DLP and LED projectors are the most common.</text:p>
        </text:list-item>
        <text:list-item>
          <text:p text:style-name="P202">Lumens – measurement of brightness. Different lumens for different projectors. Good for different situations.</text:p>
        </text:list-item>
        <text:list-item>
          <text:p text:style-name="P202">Projectors have resolutions and aspect rations just like monitors.</text:p>
        </text:list-item>
        <text:list-item>
          <text:p text:style-name="P202">Projectors <text:span text:style-name="T99">usually</text:span> have either DLP or LCD technology.</text:p>
        </text:list-item>
        <text:list-item>
          <text:p text:style-name="P202">Lumens define the brightness of the projector.</text:p>
        </text:list-item>
        <text:list-item>
          <text:p text:style-name="P202">When you move closer with a projector the image gets smaller, as you move back it gets larger. This is know as throw and projectors have a recommended throw distance.</text:p>
        </text:list-item>
        <text:list-item>
          <text:p text:style-name="P202">Make sure you understand throw, pincushion, keystone and skew.</text:p>
        </text:list-item>
        <text:list-item>
          <text:p text:style-name="P57">Monitor <text:span text:style-name="T97">Technologies Troubleshooting Monitors</text:span></text:p>
        </text:list-item>
        <text:list-item>
          <text:p text:style-name="P226">Overheat shutdown</text:p>
          <text:list>
            <text:list-item>
              <text:p text:style-name="P229">Video cards come with their own cooling built in. They also monitor themselves(turn on and off by themselves). Could mean you have bad fans on your video card.</text:p>
            </text:list-item>
            <text:list-item>
              <text:p text:style-name="P229">Video card could be packed in to tight, lack of ventilation.</text:p>
            </text:list-item>
          </text:list>
        </text:list-item>
        <text:list-item>
          <text:p text:style-name="P226">Dead Pixels</text:p>
          <text:list>
            <text:list-item>
              <text:p text:style-name="P229">Happens on LCD monitors. Manufactures actual have a set amount they allow.</text:p>
            </text:list-item>
            <text:list-item>
              <text:p text:style-name="P229">If you have annoying dead pixels towards the middle that are black or maybe white chances are you have to return it and get the screen replaced.</text:p>
            </text:list-item>
          </text:list>
        </text:list-item>
        <text:list-item>
          <text:p text:style-name="P226">Artifacts</text:p>
          <text:list>
            <text:list-item>
              <text:p text:style-name="P229">This is when something that was just displayed on the screen continues to linger to long afterward. Not some random image, it is something that was already displayed.</text:p>
            </text:list-item>
            <text:list-item>
              <text:p text:style-name="P229">Your going to want to look at the video RAM itself. Unfortunately there is no real way to test it.</text:p>
            </text:list-item>
            <text:list-item>
              <text:p text:style-name="P229">Try a different video card and run the same image. If it works, than previous video RAM is faulty.</text:p>
            </text:list-item>
            <text:list-item>
              <text:p text:style-name="P229">No real replacement, they are all pretty much soldered on.</text:p>
            </text:list-item>
          </text:list>
        </text:list-item>
        <text:list-item>
          <text:p text:style-name="P226">Incorrect Color Patterns</text:p>
          <text:list>
            <text:list-item>
              <text:p text:style-name="P229">First, check your cables. VGA cables are notorious for displaying weird colors when not properly inserted.</text:p>
            </text:list-item>
            <text:list-item>
              <text:p text:style-name="P229">Once again it can be the video RAM, only real way to test is to try running another video card.</text:p>
            </text:list-item>
          </text:list>
        </text:list-item>
        <text:list-item>
          <text:p text:style-name="P246"><text:span text:style-name="T66">D</text:span><text:span text:style-name="T67">im image</text:span></text:p>
          <text:list>
            <text:list-item>
              <text:p text:style-name="P230"><text:soft-page-break/>Was a bigger issue when using CCFLs. Older bulbs begin to fade down. Can replace bulbs.</text:p>
            </text:list-item>
          </text:list>
        </text:list-item>
        <text:list-item>
          <text:p text:style-name="P227">Flickering Image</text:p>
          <text:list>
            <text:list-item>
              <text:p text:style-name="P230">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47"><text:span text:style-name="T66">D</text:span><text:span text:style-name="T67">istorted Image</text:span></text:p>
          <text:list>
            <text:list-item>
              <text:p text:style-name="P263">Make sure you are running at the native resolution of your monitor. A monitor not running at its native resolution is going to look weird and distorted and fuzzy. <text:span text:style-name="T100">First thing you are going to want to check.</text:span></text:p>
            </text:list-item>
            <text:list-item>
              <text:p text:style-name="P264">Happens with projectors all the time, it is a matter of adjusting your geometry a little.</text:p>
            </text:list-item>
          </text:list>
        </text:list-item>
        <text:list-item>
          <text:p text:style-name="P228">Burn in</text:p>
          <text:list>
            <text:list-item>
              <text:p text:style-name="P231">Hardly happens. On plasma monitors you can get burn in. If you leave your screen on a certain image for a long time. Several technologies to fix it.</text:p>
            </text:list-item>
            <text:list-item>
              <text:p text:style-name="P231">With LCD’s you can get burn in but its called image persistence. Change the image regularly and it goes away. </text:p>
            </text:list-item>
          </text:list>
        </text:list-item>
        <text:list-item>
          <text:p text:style-name="P228"><text:span text:style-name="T101">Over-sized</text:span> images and icons.</text:p>
          <text:list>
            <text:list-item>
              <text:p text:style-name="P231">Adjust text size within windows display settings. Usually happens when jumping around different resolutions or settings are messed with.</text:p>
            </text:list-item>
          </text:list>
        </text:list-item>
        <text:list-item>
          <text:p text:style-name="P231">CompTIA exams cover many monitor troubleshooting situations.</text:p>
        </text:list-item>
        <text:list-item>
          <text:p text:style-name="P231">All these situations above are on the exam.</text:p>
        </text:list-item>
        <text:list-item>
          <text:p text:style-name="P57">Monitor <text:span text:style-name="T97">Technologies Display Technologies Quiz</text:span></text:p>
        </text:list-item>
        <text:list-item>
          <text:p text:style-name="P202"/>
          <text:p text:style-name="P11">Section <text:span text:style-name="T3">14</text:span> Notes</text:p>
          <text:p text:style-name="P248"><text:span text:style-name="T37">Chapter </text:span><text:span text:style-name="T46">1</text:span><text:span text:style-name="T47">8</text:span><text:span text:style-name="T37">: </text:span><text:span text:style-name="T47">Essentials Of Networking</text:span></text:p>
          <text:p text:style-name="P59">Introduction to Networking</text:p>
        </text:list-item>
        <text:list-item>
          <text:p text:style-name="P19">Ethernet - </text:p>
        </text:list-item>
        <text:list-item>
          <text:p text:style-name="P19">Frame - </text:p>
        </text:list-item>
        <text:list-item>
          <text:p text:style-name="P20">Mac Address – Media access control (MAC) address ( Ex. 00-14-22-01-23-45). Every network card gets a unique mac address.</text:p>
          <text:list>
            <text:list-item>
              <text:p text:style-name="P20">First 6 characters are the OEM id.</text:p>
            </text:list-item>
            <text:list-item>
              <text:p text:style-name="P20">Ipconfig /all shows IP info including your network cards mac address within the command line on a windows system.</text:p>
            </text:list-item>
            <text:list-item>
              <text:p text:style-name="P20">Ifconfig on mac OS systems.</text:p>
            </text:list-item>
          </text:list>
        </text:list-item>
        <text:list-item>
          <text:p text:style-name="P21">Every time we send of a frame it is set up with other information aside from the data.</text:p>
          <text:list>
            <text:list-item>
              <text:p text:style-name="P21">-Destination MAC address – Source Mac Address – Data – FCS Frame Check Sequence.</text:p>
              <text:list>
                <text:list-item>
                  <text:p text:style-name="P21"><text:soft-page-break/>Frame Check Sequence checks data, gives a good idea if data cae in good order.</text:p>
                </text:list-item>
              </text:list>
            </text:list-item>
          </text:list>
        </text:list-item>
        <text:list-item>
          <text:p text:style-name="P21">IP address’s are not very important in a small LAN. Matter more in WAN.</text:p>
        </text:list-item>
        <text:list-item>
          <text:p text:style-name="P21">LAN computers connect with ethernet.</text:p>
        </text:list-item>
        <text:list-item>
          <text:p text:style-name="P21">Ethernet frames standardized as 1500 bytes.</text:p>
        </text:list-item>
        <text:list-item>
          <text:p text:style-name="P21">A MAC address uniquely identifies a host on a LAN.</text:p>
        </text:list-item>
        <text:list-item>
          <text:p text:style-name="P21">Use ipconfig (Windows) or ifconfig (Linux) to view MAC.</text:p>
          <text:p text:style-name="P153">Hubs vs. Switches</text:p>
        </text:list-item>
        <text:list-item>
          <text:p text:style-name="P203">Hubs are known as repeaters.</text:p>
          <text:list>
            <text:list-item>
              <text:p text:style-name="P203">If a computer on the LAN sends a message to another computer through the hub, all connected computers receive the message but unintended recipients delete after checking the MAC address within the frame and confirm it is not for them.</text:p>
            </text:list-item>
          </text:list>
        </text:list-item>
        <text:list-item>
          <text:p text:style-name="P203">As a computer connects to a switch, the switch takes note of the MAC addresses of the connected computers and adds them to a list.</text:p>
          <text:list>
            <text:list-item>
              <text:p text:style-name="P203">As a frame goes through a switch it reads the destination MAC address and sends it to the intended recipient (unlike Hubs which repeat the frame to everyone). </text:p>
            </text:list-item>
            <text:list-item>
              <text:p text:style-name="P204">Switches work a lot better than hubs. Nobody uses hubs anymore, surprisingly hubs are still on the compTIA exam.</text:p>
            </text:list-item>
            <text:list-item>
              <text:p text:style-name="P204">Hubs repeats back on all ports. Switches are still a repeater, but it is a smart repeater. It checks the destination MAC address and sends it only to the computer on that port.</text:p>
            </text:list-item>
          </text:list>
        </text:list-item>
        <text:list-item>
          <text:p text:style-name="P205">Hubs repeat all traffic on the LAN to all nodes.</text:p>
        </text:list-item>
        <text:list-item>
          <text:p text:style-name="P205">Switches filter traffic based on MAC address.</text:p>
        </text:list-item>
        <text:list-item>
          <text:p text:style-name="P205">Switches provide full bandwidth for all nodes.</text:p>
          <text:p text:style-name="P60"><text:span text:style-name="T50">H</text:span><text:span text:style-name="T51">exadecimal</text:span></text:p>
        </text:list-item>
        <text:list-item>
          <text:p text:style-name="P206">Notice when you check a MAC address its all numbers and letters that don’t pass F. These letters are hexadecimals.</text:p>
          <text:list>
            <text:list-item>
              <text:p text:style-name="P206">Hexadecimals – complete base 16 number system.</text:p>
            </text:list-item>
            <text:list-item>
              <text:p text:style-name="P207">Point of hexadecimal is to avoid having to right long strings of 1’s and 0’s, and compress that a lot into smaller values.</text:p>
            </text:list-item>
          </text:list>
        </text:list-item>
        <text:list-item>
          <text:p text:style-name="P207">Every hexadecimal is 4 binary values.</text:p>
          <text:list>
            <text:list-item>
              <text:p text:style-name="P207">40-8D-5C-1C–5A-0-50. 4 x 12 = 48 bit address.</text:p>
            </text:list-item>
            <text:list-item>
              <text:p text:style-name="P207">Used as a shorthand to represent long strings of binary values. Write ¼ as many things on the screen essentially.</text:p>
            </text:list-item>
          </text:list>
        </text:list-item>
        <text:list-item>
          <text:p text:style-name="P207">Hexadecimal (base 16) enables discussion of long strings of 1s and 0s.</text:p>
        </text:list-item>
        <text:list-item>
          <text:p text:style-name="P207">Each hex character represents 4 binary numbers (0000-1111)</text:p>
        </text:list-item>
        <text:list-item>
          <text:p text:style-name="P207">in hex, numbering goes 0-9, a-f, for 0-15.</text:p>
          <text:p text:style-name="P61"><text:soft-page-break/><text:span text:style-name="T50">W</text:span><text:span text:style-name="T49">ANs and Routers</text:span></text:p>
        </text:list-item>
        <text:list-item>
          <text:p text:style-name="P208">Daisy chained switches act as 1 switch essentially.</text:p>
        </text:list-item>
        <text:list-item>
          <text:p text:style-name="P208">Instead of one huge LAN it is better to break computers into several small LANS (30-40 computers) and connect to a WAN (Wide Area Network).</text:p>
        </text:list-item>
        <text:list-item>
          <text:p text:style-name="P208">If a MAC address is a physical address (burned into the device at the factory), a logical address is something set when established with your LAN. You configure and type this in.</text:p>
        </text:list-item>
        <text:list-item>
          <text:p text:style-name="P208">The same way switches remember MAC addresses routers remember logical addresses. We have to type this in and configure this. Tell it which computers are under what LAN.</text:p>
        </text:list-item>
        <text:list-item>
          <text:p text:style-name="P208">DHCP in a sense auto configures computers that connect.</text:p>
        </text:list-item>
        <text:list-item>
          <text:p text:style-name="P208">Every computer has a physical (MAC) address for local calls, then a logical address based on IP addressing.</text:p>
        </text:list-item>
        <text:list-item>
          <text:p text:style-name="P208">Switches connect (up to 1024) computers in a LAN.</text:p>
        </text:list-item>
        <text:list-item>
          <text:p text:style-name="P208">Routers connect multiple LANs together in a WAN.</text:p>
        </text:list-item>
        <text:list-item>
          <text:p text:style-name="P208">Routers use logical addressing (IP addressing) to determine local vs remote traffic.</text:p>
          <text:p text:style-name="P154">Cables and Connectors</text:p>
        </text:list-item>
        <text:list-item>
          <text:p text:style-name="P209">Coaxial RG ratings = RG-58, RG-59, RG-6</text:p>
          <text:list>
            <text:list-item>
              <text:p text:style-name="P209">RG-6 = F type connector</text:p>
            </text:list-item>
            <text:list-item>
              <text:p text:style-name="P209">RG – 58 = Thin coaxial cable, uses BNC.</text:p>
            </text:list-item>
          </text:list>
        </text:list-item>
        <text:list-item>
          <text:p text:style-name="P209">Predominant cable is twisted pair. </text:p>
          <text:list>
            <text:list-item>
              <text:p text:style-name="P209">No metallic foil? - UTP – Unshielded twisted pair.</text:p>
            </text:list-item>
            <text:list-item>
              <text:p text:style-name="P209">UTP – run at about 100M – distance between switch and computers.</text:p>
            </text:list-item>
          </text:list>
        </text:list-item>
        <text:list-item>
          <text:p text:style-name="P209">RJ – 11 = Used for telephones – 4 contacts</text:p>
        </text:list-item>
        <text:list-item>
          <text:p text:style-name="P209">RJ – 45 = Has 8 contacts</text:p>
        </text:list-item>
        <text:list-item>
          <text:p text:style-name="P209">STP – Shielded twisted pair – still RJ-45 but is shielded throughout the wire. This provides protection from interference.</text:p>
        </text:list-item>
        <text:list-item>
          <text:p text:style-name="P209">Electric motors and florescent lights mess with UTPs whereas STP is more protected.</text:p>
        </text:list-item>
        <text:list-item>
          <text:p text:style-name="P209">Fiber optics use light and not electricity. Used for faster speeds.</text:p>
          <text:list>
            <text:list-item>
              <text:p text:style-name="P209">Multimode – uses Leds – tend to be found in networking environments.</text:p>
            </text:list-item>
            <text:list-item>
              <text:p text:style-name="P209">Single mode – uses lasers </text:p>
            </text:list-item>
          </text:list>
        </text:list-item>
        <text:list-item>
          <text:p text:style-name="P209">Fiber optic wires either send or receive.</text:p>
          <text:list>
            <text:list-item>
              <text:p text:style-name="P209">Uses 2 wires, one for each.</text:p>
            </text:list-item>
          </text:list>
        </text:list-item>
        <text:list-item>
          <text:p text:style-name="P209">Cat Ratings – rating given to cables to describe how much more information they can handle.</text:p>
          <text:list>
            <text:list-item>
              <text:p text:style-name="P209">Cat 5 = cat5e</text:p>
            </text:list-item>
            <text:list-item>
              <text:p text:style-name="P209">Cat 6 = 1Gbps (up to 100m) – 10Gbps (55m)</text:p>
            </text:list-item>
            <text:list-item>
              <text:p text:style-name="P209">Cat 6a = 10 Gbps at 100m.</text:p>
            </text:list-item>
          </text:list>
        </text:list-item>
        <text:list-item>
          <text:p text:style-name="P210">Plenum ratings – fire resistance rating given to wires made for use in a plenum.</text:p>
          <text:list>
            <text:list-item>
              <text:p text:style-name="P210"><text:soft-page-break/>Plenum = space between drop ceiling and the actual ceiling (where cables are ran).</text:p>
            </text:list-item>
            <text:list-item>
              <text:p text:style-name="P210">PVC = non plenum, most flammable.</text:p>
            </text:list-item>
            <text:list-item>
              <text:p text:style-name="P210">Plenum rating = Most fire resistant.</text:p>
            </text:list-item>
            <text:list-item>
              <text:p text:style-name="P210">Riser Rating = used between floors. More flame resistant that PVC but less flame resistant than plenum rated.</text:p>
            </text:list-item>
          </text:list>
        </text:list-item>
        <text:list-item>
          <text:p text:style-name="P210">Coa<text:span text:style-name="T102">x</text:span>ial cables use RG ratings and F-type connectors.</text:p>
        </text:list-item>
        <text:list-item>
          <text:p text:style-name="P210">Most networks use twisted pair cabling.</text:p>
        </text:list-item>
        <text:list-item>
          <text:p text:style-name="P210">Fiber optic cable use light, rather than electrical pulses.</text:p>
        </text:list-item>
        <text:list-item>
          <text:p text:style-name="P210">Twisted pair cabling have different category (Cat) ratings.</text:p>
          <text:p text:style-name="P154">Crimping Cables</text:p>
        </text:list-item>
        <text:list-item>
          <text:p text:style-name="P211">Use a crimping tool to attach UTP cable to crimp (like RJ-45).</text:p>
        </text:list-item>
        <text:list-item>
          <text:p text:style-name="P212">Two standards: T568A and T568B</text:p>
        </text:list-item>
        <text:list-item>
          <text:p text:style-name="P212">Straight-through cable has same standard on each end.</text:p>
        </text:list-item>
        <text:list-item>
          <text:p text:style-name="P212">Crossover cable has different standards on each end.</text:p>
          <text:p text:style-name="P154">Structured Cabling</text:p>
        </text:list-item>
        <text:list-item>
          <text:p text:style-name="P213">Horizontal runs from wall outlet to patch panel through walls/ceilings.</text:p>
        </text:list-item>
        <text:list-item>
          <text:p text:style-name="P213">Use punch down tool to connect cable to patch panel.</text:p>
        </text:list-item>
        <text:list-item>
          <text:p text:style-name="P213">Use tone generator/tone probe to locate cables.</text:p>
        </text:list-item>
        <text:list-item>
          <text:p text:style-name="P213">Use TDR for testing runs.</text:p>
          <text:p text:style-name="P214"/>
          <text:p text:style-name="P11">Section <text:span text:style-name="T3">15</text:span> Notes</text:p>
          <text:p text:style-name="P249"><text:span text:style-name="T37">Chapter </text:span><text:span text:style-name="T46">1</text:span><text:span text:style-name="T48">9</text:span><text:span text:style-name="T37">: </text:span><text:span text:style-name="T48">Local Area Networking</text:span></text:p>
          <text:p text:style-name="P249"><text:span text:style-name="T25">Introduction to </text:span><text:span text:style-name="T26">TCP/IP</text:span></text:p>
        </text:list-item>
        <text:list-item>
          <text:p text:style-name="P215">210.11.12.x = Class C - <text:s/><text:span text:style-name="T104">254 Hosts</text:span></text:p>
          <text:list>
            <text:list-item>
              <text:p text:style-name="P215">172.16.x.x = Class B – <text:span text:style-name="T104">65, 534 Hosts</text:span></text:p>
            </text:list-item>
            <text:list-item>
              <text:p text:style-name="P215">6.x.x.x = Class A – <text:span text:style-name="T104">Millions of Hosts</text:span></text:p>
            </text:list-item>
          </text:list>
        </text:list-item>
        <text:list-item>
          <text:p text:style-name="P216">IP addresses - 4 Characters, 0 to 255. Never ends in 0 or 255.</text:p>
        </text:list-item>
        <text:list-item>
          <text:p text:style-name="P216">If you want a computer to connect to the internet :</text:p>
          <text:list>
            <text:list-item>
              <text:p text:style-name="P216">1. Give it an IP address</text:p>
            </text:list-item>
            <text:list-item>
              <text:p text:style-name="P216">2. Give it a subnet mask</text:p>
            </text:list-item>
            <text:list-item>
              <text:p text:style-name="P216">3. Give it a default gateway</text:p>
            </text:list-item>
            <text:list-item>
              <text:p text:style-name="P216">The subnet mask is only there to let your computer know if it’s a local call or a long distance call.</text:p>
              <text:list>
                <text:list-item>
                  <text:p text:style-name="P216">If its a long distance call (out of its current LAN) it sends it to the default gateway.</text:p>
                </text:list-item>
              </text:list>
            </text:list-item>
          </text:list>
        </text:list-item>
        <text:list-item>
          <text:p text:style-name="P216">ARPANET formed (basis for the Internet)</text:p>
        </text:list-item>
        <text:list-item>
          <text:p text:style-name="P216">TCP/IP adopted as protocol for ARPANET/the Internet.</text:p>
        </text:list-item>
        <text:list-item>
          <text:p text:style-name="P216">IP addresses have four octets between 0-255.</text:p>
        </text:list-item>
        <text:list-item>
          <text:p text:style-name="P216"><text:soft-page-break/>Classful address scheme for locations and sub-locations.</text:p>
          <text:p text:style-name="P62"><text:span text:style-name="T103">N</text:span>etwork ID’s and Subnet Mask</text:p>
        </text:list-item>
        <text:list-item>
          <text:p text:style-name="P217">Static IP Address – when a IP address is configured manually. IP , Subnet mask, Default gateway. Not auto configured, set my a network admin usually.</text:p>
        </text:list-item>
        <text:list-item>
          <text:p text:style-name="P218">Use Network Sharing Center for setting up network information</text:p>
        </text:list-item>
        <text:list-item>
          <text:p text:style-name="P218">Set IP address, subnet mask, and gateway in Ethernet Properties.</text:p>
        </text:list-item>
        <text:list-item>
          <text:p text:style-name="P218">Manual Settings = Static IP Address.</text:p>
          <text:p text:style-name="P63">Special IP Addresses </text:p>
        </text:list-item>
        <text:list-item>
          <text:p text:style-name="P219">Class A – 1.0.0.0 – 126.0.0.0</text:p>
        </text:list-item>
        <text:list-item>
          <text:p text:style-name="P219">Class B 128.X.0.0 – 191.X.0.0</text:p>
        </text:list-item>
        <text:list-item>
          <text:p text:style-name="P220">Class C – 192.X.X.0 – 223.X.X.0</text:p>
        </text:list-item>
        <text:list-item>
          <text:p text:style-name="P221">Class D – 223.X.X.X – <text:span text:style-name="T105">MultiCast Address</text:span></text:p>
        </text:list-item>
        <text:list-item>
          <text:p text:style-name="P221">Class E – 240.X.X.X – <text:span text:style-name="T105">Reserved (no one touches it).</text:span></text:p>
        </text:list-item>
        <text:list-item>
          <text:p text:style-name="P222">Private IP Address – Not connected directly connected to internet but uses TCP/IP protocol.</text:p>
          <text:list>
            <text:list-item>
              <text:p text:style-name="P222">Class A – 10.X.X.X</text:p>
            </text:list-item>
            <text:list-item>
              <text:p text:style-name="P222">Class B 172.16.X.X – 172.31.X.X</text:p>
            </text:list-item>
            <text:list-item>
              <text:p text:style-name="P222">Class C 192.168.X.X</text:p>
            </text:list-item>
          </text:list>
        </text:list-item>
        <text:list-item>
          <text:p text:style-name="P223">Loopback IP Addresses</text:p>
          <text:list>
            <text:list-item>
              <text:p text:style-name="P223">127.0.0.1</text:p>
            </text:list-item>
            <text:list-item>
              <text:p text:style-name="P223">Simply refers to your own system.</text:p>
            </text:list-item>
            <text:list-item>
              <text:p text:style-name="P223">Ping 127.0.0.1 – One Ping packet to particular IP address. This pings ourselfs (Loopback).</text:p>
            </text:list-item>
          </text:list>
        </text:list-item>
        <text:list-item>
          <text:p text:style-name="P224">If you can successfully ping your router you can communicate.</text:p>
          <text:list>
            <text:list-item>
              <text:p text:style-name="P224">Run CMD ipconfig, ping default gateway to ping your router.</text:p>
            </text:list-item>
            <text:list-item>
              <text:p text:style-name="P224">Ping -t &lt;IP Address&gt; - constant ping. Regular ping command only pings 4 times.</text:p>
            </text:list-item>
          </text:list>
        </text:list-item>
        <text:list-item>
          <text:p text:style-name="P224">Class D addresses for multicast (224.x.x.x)</text:p>
        </text:list-item>
        <text:list-item>
          <text:p text:style-name="P224">Class E addresses reserved (240.x.x.x)</text:p>
        </text:list-item>
        <text:list-item>
          <text:p text:style-name="P224">Three sets of private IP addresses (10, 172.16 – 172.31, 192.168.x.x).</text:p>
        </text:list-item>
        <text:list-item>
          <text:p text:style-name="P224">Loopback addresses for self reference (127.x.x.x).</text:p>
          <text:p text:style-name="P64">NAT</text:p>
        </text:list-item>
        <text:list-item>
          <text:p text:style-name="P224">IPV4 addresses ran out in the late 1990’s.</text:p>
        </text:list-item>
        <text:list-item>
          <text:p text:style-name="P224">NAT = Network address translation.</text:p>
        </text:list-item>
        <text:list-item>
          <text:p text:style-name="P250"><text:span text:style-name="T64">NAT replaces private IP addresses with public IP address for packet transfer. Upon returning NAT attaches the original private IP address back and packet is received.</text:span></text:p>
        </text:list-item>
        <text:list-item>
          <text:p text:style-name="P250"><text:span text:style-name="T64"><text:s/></text:span><text:span text:style-name="T65">Network address translation (NAT) saves IP addresses.</text:span></text:p>
        </text:list-item>
        <text:list-item>
          <text:p text:style-name="P265"><text:span text:style-name="T60">With NAT, internal networks use private IP addresses and share a public address.</text:span></text:p>
        </text:list-item>
        <text:list-item>
          <text:p text:style-name="P265"><text:span text:style-name="T60">All gateway router are NAT-enabled by default.</text:span></text:p>
        </text:list-item>
        <text:list-item>
          <text:p text:style-name="P265"><text:span text:style-name="T60">Networks that use NAT are invisible to the public internet.</text:span></text:p>
          <text:p text:style-name="P11"><text:soft-page-break/>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9-04T01:50:33.766000000</dc:date>
    <meta:editing-duration>P2DT57M57S</meta:editing-duration>
    <meta:editing-cycles>248</meta:editing-cycles>
    <meta:generator>LibreOffice/6.4.4.2$Windows_X86_64 LibreOffice_project/3d775be2011f3886db32dfd395a6a6d1ca2630ff</meta:generator>
    <meta:document-statistic meta:table-count="0" meta:image-count="0" meta:object-count="0" meta:page-count="24" meta:paragraph-count="717" meta:word-count="8703" meta:character-count="48101" meta:non-whitespace-character-count="40586"/>
  </office:meta>
</office:document-meta>
</file>